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F Pro Text" svg:font-family="'SF Pro Text', 'Helvetica Neue', Helvetica, Arial, sans-serif"/>
    <style:font-face style:name="sans-serif" svg:font-family="sans-serif"/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59cm" table:align="left"/>
    </style:style>
    <style:style style:name="Table2.A" style:family="table-column">
      <style:table-column-properties style:column-width="3.209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11.398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.049cm" fo:border="none"/>
    </style:style>
    <style:style style:name="Table2.4" style:family="table-row">
      <style:table-row-properties style:min-row-height="1.201cm"/>
    </style:style>
    <style:style style:name="Table2.A4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text-properties style:font-name="sans-serif" fo:font-size="10pt" fo:language="es" fo:country="MX" officeooo:paragraph-rsid="0028bbbb"/>
    </style:style>
    <style:style style:name="P2" style:family="paragraph" style:parent-style-name="Table_20_Contents">
      <style:text-properties style:font-name="Liberation Sans" fo:font-size="10pt" fo:language="es" fo:country="MX" officeooo:rsid="0047dc01" officeooo:paragraph-rsid="0027b98b" style:font-size-asian="10pt" style:font-size-complex="10pt"/>
    </style:style>
    <style:style style:name="P3" style:family="paragraph" style:parent-style-name="Table_20_Contents">
      <style:text-properties officeooo:paragraph-rsid="0027b98b"/>
    </style:style>
    <style:style style:name="P4" style:family="paragraph" style:parent-style-name="Table_20_Contents">
      <style:text-properties fo:color="#808080" loext:opacity="100%" style:font-name="Liberation Mono1" fo:font-size="9pt" fo:language="es" fo:country="MX" officeooo:paragraph-rsid="004d9fa2" style:font-name-asian="Liberation Mono" style:font-size-asian="9pt" style:font-name-complex="Liberation Mono" style:font-size-complex="9pt"/>
    </style:style>
    <style:style style:name="P5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6" style:family="paragraph" style:parent-style-name="Preformatted_20_Text">
      <style:text-properties style:font-name="Liberation Mono1"/>
    </style:style>
    <style:style style:name="P7" style:family="paragraph" style:parent-style-name="Preformatted_20_Text">
      <style:text-properties officeooo:rsid="005cb79c" officeooo:paragraph-rsid="005cb79c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Preformatted_20_Text">
      <style:paragraph-properties fo:margin-top="0cm" fo:margin-bottom="0.499cm" style:contextual-spacing="false"/>
      <style:text-properties style:font-name="Liberation Mono1"/>
    </style:style>
    <style:style style:name="P10" style:family="paragraph" style:parent-style-name="Text_20_body">
      <style:text-properties officeooo:paragraph-rsid="0020a52d"/>
    </style:style>
    <style:style style:name="P11" style:family="paragraph" style:parent-style-name="Text_20_body">
      <style:text-properties officeooo:paragraph-rsid="0021b562"/>
    </style:style>
    <style:style style:name="P12" style:family="paragraph" style:parent-style-name="Text_20_body">
      <style:text-properties officeooo:paragraph-rsid="0024c52f"/>
    </style:style>
    <style:style style:name="P13" style:family="paragraph" style:parent-style-name="Text_20_body">
      <style:text-properties style:font-name="Liberation Mono1" fo:font-size="9pt" fo:language="es" fo:country="MX" fo:font-weight="normal" officeooo:paragraph-rsid="004600d6" style:font-size-asian="9pt" style:font-weight-asian="normal" style:font-size-complex="9pt" style:font-weight-complex="normal"/>
    </style:style>
    <style:style style:name="P14" style:family="paragraph" style:parent-style-name="Text_20_body">
      <style:text-properties fo:language="es" fo:country="MX" officeooo:paragraph-rsid="004600d6"/>
    </style:style>
    <style:style style:name="P15" style:family="paragraph" style:parent-style-name="Text_20_body">
      <style:text-properties officeooo:paragraph-rsid="00395b40"/>
    </style:style>
    <style:style style:name="P16" style:family="paragraph" style:parent-style-name="Text_20_body">
      <style:text-properties officeooo:paragraph-rsid="0031b9f5"/>
    </style:style>
    <style:style style:name="P17" style:family="paragraph" style:parent-style-name="Text_20_body">
      <style:text-properties officeooo:paragraph-rsid="00305bfc"/>
    </style:style>
    <style:style style:name="P18" style:family="paragraph" style:parent-style-name="Text_20_body">
      <style:text-properties officeooo:paragraph-rsid="003c7eb1"/>
    </style:style>
    <style:style style:name="P19" style:family="paragraph" style:parent-style-name="Text_20_body">
      <style:text-properties officeooo:paragraph-rsid="005a73aa"/>
    </style:style>
    <style:style style:name="P20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15%" fo:orphans="2" fo:widows="2" fo:text-indent="-1cm" style:auto-text-indent="false" style:page-number="auto" fo:background-color="transparent"/>
      <style:text-properties style:font-name="Liberation Sans" fo:font-size="11pt" fo:language="es" fo:country="MX" officeooo:paragraph-rsid="0026da54" style:font-size-asian="11pt" style:font-size-complex="11pt"/>
    </style:style>
    <style:style style:name="P21" style:family="paragraph" style:parent-style-name="Table_20_Contents">
      <style:paragraph-properties fo:margin-top="0cm" fo:margin-bottom="0cm" style:contextual-spacing="false"/>
      <style:text-properties style:font-name="Liberation Sans" fo:font-size="10pt" fo:language="es" fo:country="MX" officeooo:rsid="0047dc01" officeooo:paragraph-rsid="0027b98b" style:font-size-asian="10pt" style:font-size-complex="10pt"/>
    </style:style>
    <style:style style:name="P22" style:family="paragraph" style:parent-style-name="Table_20_Contents">
      <style:paragraph-properties fo:margin-top="0cm" fo:margin-bottom="0cm" style:contextual-spacing="false"/>
      <style:text-properties style:font-name="Liberation Sans" fo:font-size="10pt" fo:language="es" fo:country="MX" officeooo:rsid="00174d15" officeooo:paragraph-rsid="0027b98b" style:font-size-asian="10pt" style:font-size-complex="10pt"/>
    </style:style>
    <style:style style:name="P23" style:family="paragraph" style:parent-style-name="Table_20_Contents">
      <style:paragraph-properties fo:margin-top="0cm" fo:margin-bottom="0cm" style:contextual-spacing="false"/>
      <style:text-properties style:font-name="Liberation Sans" fo:font-size="10pt" fo:language="es" fo:country="MX" officeooo:rsid="0011b52e" officeooo:paragraph-rsid="0027b98b" style:font-size-asian="10pt" style:font-size-complex="10pt"/>
    </style:style>
    <style:style style:name="P24" style:family="paragraph" style:parent-style-name="Table_20_Contents">
      <style:paragraph-properties fo:margin-top="0cm" fo:margin-bottom="0cm" style:contextual-spacing="false"/>
      <style:text-properties style:font-name="Liberation Sans" fo:font-size="10pt" fo:language="es" fo:country="MX" officeooo:paragraph-rsid="0027b98b"/>
    </style:style>
    <style:style style:name="P25" style:family="paragraph" style:parent-style-name="Table_20_Contents">
      <style:paragraph-properties fo:margin-top="0cm" fo:margin-bottom="0cm" style:contextual-spacing="false"/>
      <style:text-properties fo:language="es" fo:country="MX" officeooo:paragraph-rsid="0027b98b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Liberation Mono1" fo:font-size="9pt" fo:language="es" fo:country="MX" officeooo:rsid="00d53ba5" officeooo:paragraph-rsid="004600d6" style:font-size-asian="9pt" style:font-size-complex="9pt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eb949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ce19b"/>
    </style:style>
    <style:style style:name="P29" style:family="paragraph" style:parent-style-name="Text_20_body">
      <style:paragraph-properties fo:margin-left="0cm" fo:margin-right="0cm" fo:line-height="115%" fo:orphans="2" fo:widows="2" fo:text-indent="0cm" style:auto-text-indent="false"/>
      <style:text-properties style:font-name="Liberation Sans" fo:font-size="11pt" officeooo:paragraph-rsid="005e5494" style:font-size-asian="11pt" style:font-size-complex="11pt"/>
    </style:style>
    <style:style style:name="P30" style:family="paragraph" style:parent-style-name="Standard">
      <style:paragraph-properties fo:margin-left="0cm" fo:margin-right="0cm" fo:margin-top="0cm" fo:margin-bottom="0.499cm" style:contextual-spacing="false" fo:line-height="115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officeooo:paragraph-rsid="004600d6" style:font-size-asian="11pt" style:font-size-complex="11pt"/>
    </style:style>
    <style:style style:name="P31" style:family="paragraph" style:parent-style-name="Tabla">
      <style:paragraph-properties fo:keep-with-next="always"/>
      <style:text-properties style:font-name="Liberation Sans" fo:font-size="11pt" style:font-size-asian="11pt" style:font-size-complex="11pt"/>
    </style:style>
    <style:style style:name="P3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5" style:family="paragraph" style:parent-style-name="Contents_20_Heading">
      <style:text-properties fo:font-size="12pt" style:font-size-asian="12pt" style:font-size-complex="12pt"/>
    </style:style>
    <style:style style:name="P36" style:family="paragraph" style:parent-style-name="Heading_20_2">
      <style:text-properties fo:color="#808080" loext:opacity="100%" style:font-name="Liberation Sans" fo:font-size="14pt" fo:font-weight="normal" style:font-name-asian="Songti SC" style:font-size-asian="14pt" style:font-weight-asian="normal" style:font-name-complex="Arial Unicode MS" style:font-size-complex="14pt" style:font-weight-complex="normal"/>
    </style:style>
    <style:style style:name="P37" style:family="paragraph" style:parent-style-name="Heading_20_2">
      <style:text-properties fo:color="#808080" loext:opacity="100%" style:font-name="Liberation Sans" fo:font-size="14pt" fo:font-weight="normal" officeooo:paragraph-rsid="004600d6" style:font-name-asian="Songti SC" style:font-size-asian="14pt" style:font-weight-asian="normal" style:font-name-complex="Arial Unicode MS" style:font-size-complex="14pt" style:font-weight-complex="normal"/>
    </style:style>
    <style:style style:name="P38" style:family="paragraph" style:parent-style-name="Heading_20_2">
      <style:text-properties fo:color="#808080" loext:opacity="100%" style:font-name="Liberation Sans" fo:font-size="14pt" fo:font-weight="normal" officeooo:paragraph-rsid="004600d6" style:font-size-asian="14pt" style:font-weight-asian="normal" style:font-size-complex="14pt" style:font-weight-complex="normal"/>
    </style:style>
    <style:style style:name="P39" style:family="paragraph" style:parent-style-name="Heading_20_3">
      <style:text-properties fo:language="es" fo:country="MX" officeooo:rsid="00d53ba5" officeooo:paragraph-rsid="004600d6"/>
    </style:style>
    <style:style style:name="P40" style:family="paragraph" style:parent-style-name="Heading_20_3">
      <style:text-properties fo:language="es" fo:country="MX" officeooo:paragraph-rsid="004600d6"/>
    </style:style>
    <style:style style:name="P41" style:family="paragraph" style:parent-style-name="Heading_20_1">
      <style:text-properties officeooo:paragraph-rsid="0016f121"/>
    </style:style>
    <style:style style:name="T1" style:family="text">
      <style:text-properties style:font-name="Liberation Mono1" officeooo:rsid="0028bbbb"/>
    </style:style>
    <style:style style:name="T2" style:family="text">
      <style:text-properties style:font-name="Liberation Mono1" fo:font-style="italic" style:font-style-asian="italic" style:font-style-complex="italic"/>
    </style:style>
    <style:style style:name="T3" style:family="text">
      <style:text-properties style:font-name="Liberation Mono1" fo:font-size="11pt" style:font-size-asian="11pt" style:font-size-complex="11pt"/>
    </style:style>
    <style:style style:name="T4" style:family="text">
      <style:text-properties style:font-name="Liberation Mono1" fo:font-size="11pt" officeooo:rsid="0016ed69" style:font-size-asian="11pt" style:font-size-complex="11pt"/>
    </style:style>
    <style:style style:name="T5" style:family="text">
      <style:text-properties style:font-name="Liberation Mono1" fo:font-size="11pt" officeooo:rsid="000b0e86" style:font-size-asian="11pt" style:font-size-complex="11pt"/>
    </style:style>
    <style:style style:name="T6" style:family="text">
      <style:text-properties style:font-name="Liberation Mono1" fo:font-size="11pt" officeooo:rsid="002e2470" style:font-size-asian="11pt" style:font-size-complex="11pt"/>
    </style:style>
    <style:style style:name="T7" style:family="text">
      <style:text-properties style:font-name="Liberation Mono1" fo:font-size="11pt" officeooo:rsid="0016f121" style:font-size-asian="11pt" style:font-size-complex="11pt"/>
    </style:style>
    <style:style style:name="T8" style:family="text">
      <style:text-properties style:font-name="Liberation Mono1" fo:font-size="11pt" officeooo:rsid="0024c52f" style:font-size-asian="11pt" style:font-size-complex="11pt"/>
    </style:style>
    <style:style style:name="T9" style:family="text">
      <style:text-properties style:font-name="Liberation Mono1" fo:font-size="11pt" officeooo:rsid="002e611f" style:font-size-asian="11pt" style:font-size-complex="11pt"/>
    </style:style>
    <style:style style:name="T10" style:family="text">
      <style:text-properties style:font-name="Liberation Mono1" fo:font-size="11pt" officeooo:rsid="0037ad4a" style:font-size-asian="11pt" style:font-size-complex="11pt"/>
    </style:style>
    <style:style style:name="T11" style:family="text">
      <style:text-properties style:font-name="Liberation Mono1" fo:font-size="11pt" officeooo:rsid="003c7eb1" style:font-size-asian="11pt" style:font-size-complex="11pt"/>
    </style:style>
    <style:style style:name="T12" style:family="text">
      <style:text-properties style:font-name="Liberation Mono1" fo:font-size="11pt" officeooo:rsid="002cbe20" style:font-size-asian="11pt" style:font-size-complex="11pt"/>
    </style:style>
    <style:style style:name="T13" style:family="text">
      <style:text-properties style:font-name="Liberation Mono1" fo:font-size="11pt" officeooo:rsid="0031b9f5" style:font-size-asian="11pt" style:font-size-complex="11pt"/>
    </style:style>
    <style:style style:name="T14" style:family="text">
      <style:text-properties style:font-name="Liberation Mono1" fo:font-size="11pt" officeooo:rsid="004ee90a" style:font-size-asian="11pt" style:font-size-complex="11pt"/>
    </style:style>
    <style:style style:name="T15" style:family="text">
      <style:text-properties style:font-name="Liberation Mono1" fo:font-size="11pt" officeooo:rsid="00305bfc" style:font-size-asian="11pt" style:font-size-complex="11pt"/>
    </style:style>
    <style:style style:name="T16" style:family="text">
      <style:text-properties style:font-name="Liberation Mono1" fo:font-size="11pt" officeooo:rsid="003a5c24" style:font-size-asian="11pt" style:font-size-complex="11pt"/>
    </style:style>
    <style:style style:name="T17" style:family="text">
      <style:text-properties style:font-name="Liberation Mono1" fo:font-size="11pt" officeooo:rsid="00395b40" style:font-size-asian="11pt" style:font-size-complex="11pt"/>
    </style:style>
    <style:style style:name="T18" style:family="text">
      <style:text-properties style:font-name="Liberation Mono1" fo:font-size="11pt" officeooo:rsid="004d9fa2" style:font-size-asian="11pt" style:font-size-complex="11pt"/>
    </style:style>
    <style:style style:name="T19" style:family="text">
      <style:text-properties style:font-name="Liberation Mono1" fo:font-size="11pt" officeooo:rsid="00594b84" style:font-size-asian="11pt" style:font-size-complex="11pt"/>
    </style:style>
    <style:style style:name="T20" style:family="text">
      <style:text-properties style:font-name="Liberation Mono1" fo:font-size="11pt" officeooo:rsid="005a73aa" style:font-size-asian="11pt" style:font-size-complex="11pt"/>
    </style:style>
    <style:style style:name="T21" style:family="text">
      <style:text-properties style:font-name="Liberation Mono1" fo:font-size="11pt" officeooo:rsid="0067c689" style:font-size-asian="11pt" style:font-size-complex="11pt"/>
    </style:style>
    <style:style style:name="T22" style:family="text">
      <style:text-properties style:font-name="Liberation Mono1" fo:font-size="11pt" officeooo:rsid="0016f121" style:font-name-asian="Liberation Mono" style:font-size-asian="11pt" style:font-name-complex="Liberation Mono" style:font-size-complex="11pt"/>
    </style:style>
    <style:style style:name="T23" style:family="text">
      <style:text-properties style:font-name="Liberation Mono1" fo:font-size="11pt" fo:font-style="normal" officeooo:rsid="00236e14" style:font-size-asian="11pt" style:font-style-asian="normal" style:font-size-complex="11pt" style:font-style-complex="normal"/>
    </style:style>
    <style:style style:name="T24" style:family="text">
      <style:text-properties style:font-name="Liberation Mono1" fo:font-size="11pt" fo:font-style="normal" officeooo:rsid="002aa532" style:font-size-asian="11pt" style:font-style-asian="normal" style:font-size-complex="11pt" style:font-style-complex="normal"/>
    </style:style>
    <style:style style:name="T25" style:family="text">
      <style:text-properties style:font-name="Liberation Mono1" fo:font-size="11pt" fo:font-style="normal" officeooo:rsid="000b0e86" style:font-size-asian="11pt" style:font-style-asian="normal" style:font-size-complex="11pt" style:font-style-complex="normal"/>
    </style:style>
    <style:style style:name="T26" style:family="text">
      <style:text-properties style:font-name="Liberation Mono1" fo:font-size="11pt" fo:font-style="normal" officeooo:rsid="002e2470" style:font-size-asian="11pt" style:font-style-asian="normal" style:font-size-complex="11pt" style:font-style-complex="normal"/>
    </style:style>
    <style:style style:name="T27" style:family="text">
      <style:text-properties style:font-name="Liberation Mono1" fo:font-size="11pt" fo:font-style="normal" officeooo:rsid="005a73aa" style:font-size-asian="11pt" style:font-style-asian="normal" style:font-size-complex="11pt" style:font-style-complex="normal"/>
    </style:style>
    <style:style style:name="T28" style:family="text">
      <style:text-properties style:font-name="Liberation Mono1" fo:font-size="11pt" fo:font-style="normal" officeooo:rsid="00183e11" style:font-name-asian="Liberation Mono" style:font-size-asian="11pt" style:font-style-asian="normal" style:font-name-complex="Liberation Mono" style:font-size-complex="11pt" style:font-style-complex="normal"/>
    </style:style>
    <style:style style:name="T29" style:family="text">
      <style:text-properties style:font-name="Liberation Mono1" fo:font-size="10pt" fo:language="es" fo:country="MX"/>
    </style:style>
    <style:style style:name="T30" style:family="text">
      <style:text-properties style:font-name="Liberation Mono1" fo:font-size="14pt" fo:font-weight="normal" officeooo:rsid="004600d6" style:font-name-asian="Songti SC" style:font-size-asian="14pt" style:font-weight-asian="normal" style:font-name-complex="Arial Unicode MS" style:font-size-complex="14pt" style:font-weight-complex="normal"/>
    </style:style>
    <style:style style:name="T31" style:family="text">
      <style:text-properties style:font-name="Liberation Mono1" fo:font-weight="normal" style:font-weight-asian="normal" style:font-weight-complex="normal"/>
    </style:style>
    <style:style style:name="T32" style:family="text">
      <style:text-properties style:font-name="Liberation Mono1" fo:font-weight="normal" officeooo:rsid="00d53ba5" style:font-weight-asian="normal" style:font-weight-complex="normal"/>
    </style:style>
    <style:style style:name="T33" style:family="text">
      <style:text-properties style:font-name="Liberation Mono1" fo:font-weight="normal" officeooo:rsid="00e363af" style:font-weight-asian="normal" style:font-weight-complex="normal"/>
    </style:style>
    <style:style style:name="T34" style:family="text">
      <style:text-properties style:font-name="Liberation Mono1" fo:font-size="9pt" officeooo:rsid="00ec2012" style:font-name-asian="Songti SC" style:font-size-asian="9pt" style:font-weight-asian="bold" style:font-name-complex="Arial Unicode MS" style:font-size-complex="9pt" style:font-weight-complex="bold"/>
    </style:style>
    <style:style style:name="T35" style:family="text">
      <style:text-properties fo:color="#808080" loext:opacity="100%" style:font-name="Liberation Mono1" officeooo:rsid="0028bbbb" style:font-size-asian="10pt" style:font-size-complex="10pt"/>
    </style:style>
    <style:style style:name="T36" style:family="text">
      <style:text-properties fo:color="#808080" loext:opacity="100%" style:font-name="Liberation Mono1" fo:font-weight="bold" officeooo:rsid="002f5c2c" style:font-weight-asian="bold" style:font-weight-complex="bold"/>
    </style:style>
    <style:style style:name="T37" style:family="text">
      <style:text-properties fo:color="#808080" loext:opacity="100%" style:font-name="Liberation Mono1" fo:font-weight="bold" officeooo:rsid="00ec2012" style:font-name-asian="Songti SC" style:font-weight-asian="bold" style:font-name-complex="Arial Unicode MS" style:font-weight-complex="bold"/>
    </style:style>
    <style:style style:name="T38" style:family="text">
      <style:text-properties fo:color="#808080" loext:opacity="100%" style:font-name="Liberation Mono1" fo:font-size="9pt" fo:language="es" fo:country="MX" officeooo:rsid="002878d2" style:font-size-asian="9pt" style:font-size-complex="9pt"/>
    </style:style>
    <style:style style:name="T39" style:family="text">
      <style:text-properties fo:color="#808080" loext:opacity="100%" style:font-name="Liberation Mono1" fo:font-size="11pt" fo:font-weight="normal" officeooo:rsid="002cbe20" style:font-size-asian="11pt" style:font-weight-asian="normal" style:font-size-complex="11pt" style:font-weight-complex="normal"/>
    </style:style>
    <style:style style:name="T40" style:family="text">
      <style:text-properties fo:color="#808080" loext:opacity="100%" style:font-name="Liberation Mono1" fo:font-size="11pt" officeooo:rsid="003c7eb1" style:font-size-asian="11pt" style:font-size-complex="11pt"/>
    </style:style>
    <style:style style:name="T41" style:family="text">
      <style:text-properties fo:color="#808080" loext:opacity="100%" style:font-name="Liberation Mono1" fo:font-size="11pt" fo:font-weight="bold" officeooo:rsid="003c7eb1" style:font-size-asian="11pt" style:font-weight-asian="bold" style:font-size-complex="11pt" style:font-weight-complex="bold"/>
    </style:style>
    <style:style style:name="T42" style:family="text">
      <style:text-properties officeooo:rsid="002f5c2c"/>
    </style:style>
    <style:style style:name="T43" style:family="text">
      <style:text-properties fo:color="#0000ff" loext:opacity="100%" fo:font-weight="bold" officeooo:rsid="00750d64" style:font-weight-asian="bold" style:font-weight-complex="bold"/>
    </style:style>
    <style:style style:name="T44" style:family="text">
      <style:text-properties fo:color="#0000ff" loext:opacity="100%" fo:font-weight="bold" officeooo:rsid="01671562" style:font-weight-asian="bold" style:font-weight-complex="bold"/>
    </style:style>
    <style:style style:name="T45" style:family="text">
      <style:text-properties fo:color="#0000ff" loext:opacity="100%" fo:font-weight="bold" officeooo:rsid="00ec2012" style:font-name-asian="Songti SC" style:font-weight-asian="bold" style:font-name-complex="Arial Unicode MS" style:font-weight-complex="bold"/>
    </style:style>
    <style:style style:name="T46" style:family="text">
      <style:text-properties fo:color="#0000ff" loext:opacity="100%" fo:font-weight="bold" officeooo:rsid="01625bbb" style:font-name-asian="Songti SC" style:font-weight-asian="bold" style:font-name-complex="Arial Unicode MS" style:font-weight-complex="bold"/>
    </style:style>
    <style:style style:name="T47" style:family="text">
      <style:text-properties style:font-name="Liberation Sans" fo:font-size="18.2000007629395pt" fo:font-style="normal" fo:font-weight="bold" officeooo:rsid="0053dc40" style:font-name-asian="PingFang SC" style:font-size-asian="18.2000007629395pt" style:font-style-asian="normal" style:font-weight-asian="bold" style:font-name-complex="Arial Unicode MS" style:font-size-complex="18.2000007629395pt" style:font-style-complex="normal" style:font-weight-complex="bold"/>
    </style:style>
    <style:style style:name="T48" style:family="text">
      <style:text-properties style:font-name="Liberation Sans" fo:font-size="18.2000007629395pt" fo:font-style="italic" fo:font-weight="bold" officeooo:rsid="0016f121" style:font-name-asian="PingFang SC" style:font-size-asian="18.2000007629395pt" style:font-style-asian="italic" style:font-weight-asian="bold" style:font-name-complex="Arial Unicode MS" style:font-size-complex="18.2000007629395pt" style:font-style-complex="italic" style:font-weight-complex="bold"/>
    </style:style>
    <style:style style:name="T49" style:family="text">
      <style:text-properties style:font-name="Liberation Sans" fo:font-size="18.2000007629395pt" fo:font-style="italic" fo:font-weight="bold" officeooo:rsid="004c9a2f" style:font-name-asian="PingFang SC" style:font-size-asian="18.2000007629395pt" style:font-style-asian="italic" style:font-weight-asian="bold" style:font-name-complex="Arial Unicode MS" style:font-size-complex="18.2000007629395pt" style:font-style-complex="italic" style:font-weight-complex="bold"/>
    </style:style>
    <style:style style:name="T50" style:family="text">
      <style:text-properties style:font-name="Liberation Sans" fo:font-size="18.2000007629395pt" fo:font-style="italic" fo:font-weight="bold" officeooo:rsid="0053dc40" style:font-name-asian="PingFang SC" style:font-size-asian="18.2000007629395pt" style:font-style-asian="italic" style:font-weight-asian="bold" style:font-name-complex="Arial Unicode MS" style:font-size-complex="18.2000007629395pt" style:font-style-complex="italic" style:font-weight-complex="bold"/>
    </style:style>
    <style:style style:name="T51" style:family="text">
      <style:text-properties style:font-name="Liberation Sans" fo:font-size="11pt" style:font-size-asian="11pt" style:font-size-complex="11pt"/>
    </style:style>
    <style:style style:name="T52" style:family="text">
      <style:text-properties style:font-name="Liberation Sans" fo:font-size="11pt" officeooo:rsid="000b0e86" style:font-size-asian="11pt" style:font-size-complex="11pt"/>
    </style:style>
    <style:style style:name="T53" style:family="text">
      <style:text-properties style:font-name="Liberation Sans" fo:font-size="11pt" officeooo:rsid="0023ae37" style:font-size-asian="11pt" style:font-size-complex="11pt"/>
    </style:style>
    <style:style style:name="T54" style:family="text">
      <style:text-properties style:font-name="Liberation Sans" fo:font-size="11pt" officeooo:rsid="0016fe59" style:font-size-asian="11pt" style:font-size-complex="11pt"/>
    </style:style>
    <style:style style:name="T55" style:family="text">
      <style:text-properties style:font-name="Liberation Sans" fo:font-size="11pt" officeooo:rsid="0027e5c8" style:font-size-asian="11pt" style:font-size-complex="11pt"/>
    </style:style>
    <style:style style:name="T56" style:family="text">
      <style:text-properties style:font-name="Liberation Sans" fo:font-size="11pt" officeooo:rsid="0020a52d" style:font-size-asian="11pt" style:font-size-complex="11pt"/>
    </style:style>
    <style:style style:name="T57" style:family="text">
      <style:text-properties style:font-name="Liberation Sans" fo:font-size="11pt" officeooo:rsid="002e611f" style:font-size-asian="11pt" style:font-size-complex="11pt"/>
    </style:style>
    <style:style style:name="T58" style:family="text">
      <style:text-properties style:font-name="Liberation Sans" fo:font-size="11pt" officeooo:rsid="003c4920" style:font-size-asian="11pt" style:font-size-complex="11pt"/>
    </style:style>
    <style:style style:name="T59" style:family="text">
      <style:text-properties style:font-name="Liberation Sans" fo:font-size="11pt" officeooo:rsid="0034eee0" style:font-size-asian="11pt" style:font-size-complex="11pt"/>
    </style:style>
    <style:style style:name="T60" style:family="text">
      <style:text-properties style:font-name="Liberation Sans" fo:font-size="11pt" officeooo:rsid="00369214" style:font-size-asian="11pt" style:font-size-complex="11pt"/>
    </style:style>
    <style:style style:name="T61" style:family="text">
      <style:text-properties style:font-name="Liberation Sans" fo:font-size="11pt" officeooo:rsid="0037ad4a" style:font-size-asian="11pt" style:font-size-complex="11pt"/>
    </style:style>
    <style:style style:name="T62" style:family="text">
      <style:text-properties style:font-name="Liberation Sans" fo:font-size="11pt" officeooo:rsid="00395b40" style:font-size-asian="11pt" style:font-size-complex="11pt"/>
    </style:style>
    <style:style style:name="T63" style:family="text">
      <style:text-properties style:font-name="Liberation Sans" fo:font-size="11pt" officeooo:rsid="0031b9f5" style:font-size-asian="11pt" style:font-size-complex="11pt"/>
    </style:style>
    <style:style style:name="T64" style:family="text">
      <style:text-properties style:font-name="Liberation Sans" fo:font-size="11pt" officeooo:rsid="0024c52f" style:font-size-asian="11pt" style:font-size-complex="11pt"/>
    </style:style>
    <style:style style:name="T65" style:family="text">
      <style:text-properties style:font-name="Liberation Sans" fo:font-size="11pt" officeooo:rsid="003c7eb1" style:font-size-asian="11pt" style:font-size-complex="11pt"/>
    </style:style>
    <style:style style:name="T66" style:family="text">
      <style:text-properties style:font-name="Liberation Sans" fo:font-size="11pt" officeooo:rsid="002cbe20" style:font-size-asian="11pt" style:font-size-complex="11pt"/>
    </style:style>
    <style:style style:name="T67" style:family="text">
      <style:text-properties style:font-name="Liberation Sans" fo:font-size="11pt" officeooo:rsid="00459416" style:font-size-asian="11pt" style:font-size-complex="11pt"/>
    </style:style>
    <style:style style:name="T68" style:family="text">
      <style:text-properties style:font-name="Liberation Sans" fo:font-size="11pt" officeooo:rsid="004600d6" style:font-size-asian="11pt" style:font-size-complex="11pt"/>
    </style:style>
    <style:style style:name="T69" style:family="text">
      <style:text-properties style:font-name="Liberation Sans" fo:font-size="11pt" officeooo:rsid="00486a0f" style:font-size-asian="11pt" style:font-size-complex="11pt"/>
    </style:style>
    <style:style style:name="T70" style:family="text">
      <style:text-properties style:font-name="Liberation Sans" fo:font-size="11pt" officeooo:rsid="00493a24" style:font-size-asian="11pt" style:font-size-complex="11pt"/>
    </style:style>
    <style:style style:name="T71" style:family="text">
      <style:text-properties style:font-name="Liberation Sans" fo:font-size="11pt" officeooo:rsid="004d9fa2" style:font-size-asian="11pt" style:font-size-complex="11pt"/>
    </style:style>
    <style:style style:name="T72" style:family="text">
      <style:text-properties style:font-name="Liberation Sans" fo:font-size="11pt" officeooo:rsid="004ee90a" style:font-size-asian="11pt" style:font-size-complex="11pt"/>
    </style:style>
    <style:style style:name="T73" style:family="text">
      <style:text-properties style:font-name="Liberation Sans" fo:font-size="11pt" officeooo:rsid="005080fc" style:font-size-asian="11pt" style:font-size-complex="11pt"/>
    </style:style>
    <style:style style:name="T74" style:family="text">
      <style:text-properties style:font-name="Liberation Sans" fo:font-size="11pt" officeooo:rsid="00305bfc" style:font-size-asian="11pt" style:font-size-complex="11pt"/>
    </style:style>
    <style:style style:name="T75" style:family="text">
      <style:text-properties style:font-name="Liberation Sans" fo:font-size="11pt" officeooo:rsid="00572904" style:font-size-asian="11pt" style:font-size-complex="11pt"/>
    </style:style>
    <style:style style:name="T76" style:family="text">
      <style:text-properties style:font-name="Liberation Sans" fo:font-size="11pt" officeooo:rsid="00594b84" style:font-size-asian="11pt" style:font-size-complex="11pt"/>
    </style:style>
    <style:style style:name="T77" style:family="text">
      <style:text-properties style:font-name="Liberation Sans" fo:font-size="11pt" officeooo:rsid="003a5c24" style:font-size-asian="11pt" style:font-size-complex="11pt"/>
    </style:style>
    <style:style style:name="T78" style:family="text">
      <style:text-properties style:font-name="Liberation Sans" fo:font-size="11pt" officeooo:rsid="005a73aa" style:font-size-asian="11pt" style:font-size-complex="11pt"/>
    </style:style>
    <style:style style:name="T79" style:family="text">
      <style:text-properties style:font-name="Liberation Sans" fo:font-size="11pt" officeooo:rsid="0061e771" style:font-size-asian="11pt" style:font-size-complex="11pt"/>
    </style:style>
    <style:style style:name="T80" style:family="text">
      <style:text-properties style:font-name="Liberation Sans" fo:font-size="11pt" officeooo:rsid="006495dd" style:font-size-asian="11pt" style:font-size-complex="11pt"/>
    </style:style>
    <style:style style:name="T81" style:family="text">
      <style:text-properties style:font-name="Liberation Sans" fo:font-size="11pt" fo:font-style="normal" officeooo:rsid="000b0e86" style:font-size-asian="11pt" style:font-style-asian="normal" style:font-size-complex="11pt" style:font-style-complex="normal"/>
    </style:style>
    <style:style style:name="T82" style:family="text">
      <style:text-properties style:font-name="Liberation Sans" fo:font-size="11pt" fo:font-style="normal" officeooo:rsid="00174d15" style:font-size-asian="11pt" style:font-style-asian="normal" style:font-size-complex="11pt" style:font-style-complex="normal"/>
    </style:style>
    <style:style style:name="T83" style:family="text">
      <style:text-properties style:font-name="Liberation Sans" fo:font-size="11pt" fo:font-style="normal" officeooo:rsid="0023ae37" style:font-size-asian="11pt" style:font-style-asian="normal" style:font-size-complex="11pt" style:font-style-complex="normal"/>
    </style:style>
    <style:style style:name="T84" style:family="text">
      <style:text-properties style:font-name="Liberation Sans" fo:font-size="11pt" fo:font-style="normal" officeooo:rsid="000d802b" style:font-size-asian="11pt" style:font-style-asian="normal" style:font-size-complex="11pt" style:font-style-complex="normal"/>
    </style:style>
    <style:style style:name="T85" style:family="text">
      <style:text-properties style:font-name="Liberation Sans" fo:font-size="11pt" fo:font-style="normal" officeooo:rsid="0043db75" style:font-size-asian="11pt" style:font-style-asian="normal" style:font-size-complex="11pt" style:font-style-complex="normal"/>
    </style:style>
    <style:style style:name="T86" style:family="text">
      <style:text-properties style:font-name="Liberation Sans" fo:font-size="11pt" fo:font-style="normal" officeooo:rsid="00236e14" style:font-size-asian="11pt" style:font-style-asian="normal" style:font-size-complex="11pt" style:font-style-complex="normal"/>
    </style:style>
    <style:style style:name="T87" style:family="text">
      <style:text-properties style:font-name="Liberation Sans" fo:font-size="11pt" fo:font-style="normal" officeooo:rsid="00e7ea3b" style:font-size-asian="11pt" style:font-style-asian="normal" style:font-size-complex="11pt" style:font-style-complex="normal"/>
    </style:style>
    <style:style style:name="T88" style:family="text">
      <style:text-properties style:font-name="Liberation Sans" fo:font-size="11pt" fo:font-style="normal" officeooo:rsid="00337747" style:font-size-asian="11pt" style:font-style-asian="normal" style:font-size-complex="11pt" style:font-style-complex="normal"/>
    </style:style>
    <style:style style:name="T89" style:family="text">
      <style:text-properties style:font-name="Liberation Sans" fo:font-size="11pt" fo:font-style="normal" officeooo:rsid="002aa532" style:font-size-asian="11pt" style:font-style-asian="normal" style:font-size-complex="11pt" style:font-style-complex="normal"/>
    </style:style>
    <style:style style:name="T90" style:family="text">
      <style:text-properties style:font-name="Liberation Sans" fo:font-size="11pt" fo:font-style="normal" officeooo:rsid="00183e11" style:font-size-asian="11pt" style:font-style-asian="normal" style:font-size-complex="11pt" style:font-style-complex="normal"/>
    </style:style>
    <style:style style:name="T91" style:family="text">
      <style:text-properties style:font-name="Liberation Sans" fo:font-size="11pt" fo:font-style="normal" officeooo:rsid="002e2470" style:font-size-asian="11pt" style:font-style-asian="normal" style:font-size-complex="11pt" style:font-style-complex="normal"/>
    </style:style>
    <style:style style:name="T92" style:family="text">
      <style:text-properties style:font-name="Liberation Sans" fo:font-size="11pt" fo:font-style="normal" officeooo:rsid="0021b562" style:font-size-asian="11pt" style:font-style-asian="normal" style:font-size-complex="11pt" style:font-style-complex="normal"/>
    </style:style>
    <style:style style:name="T93" style:family="text">
      <style:text-properties style:font-name="Liberation Sans" fo:font-size="11pt" fo:font-style="normal" officeooo:rsid="004ee90a" style:font-size-asian="11pt" style:font-style-asian="normal" style:font-size-complex="11pt" style:font-style-complex="normal"/>
    </style:style>
    <style:style style:name="T94" style:family="text">
      <style:text-properties style:font-name="Liberation Sans" fo:font-size="11pt" fo:font-style="normal" officeooo:rsid="000d802b" style:font-name-asian="Liberation Mono" style:font-size-asian="11pt" style:font-style-asian="normal" style:font-name-complex="Liberation Mono" style:font-size-complex="11pt" style:font-style-complex="normal"/>
    </style:style>
    <style:style style:name="T95" style:family="text">
      <style:text-properties style:font-name="Liberation Sans" fo:font-size="11pt" fo:font-style="normal" officeooo:rsid="0043db75" style:font-name-asian="Liberation Mono" style:font-size-asian="11pt" style:font-style-asian="normal" style:font-name-complex="Liberation Mono" style:font-size-complex="11pt" style:font-style-complex="normal"/>
    </style:style>
    <style:style style:name="T96" style:family="text">
      <style:text-properties style:font-name="Liberation Sans" fo:font-size="11pt" fo:font-style="normal" officeooo:rsid="00198c82" style:font-name-asian="Liberation Mono" style:font-size-asian="11pt" style:font-style-asian="normal" style:font-name-complex="Liberation Mono" style:font-size-complex="11pt" style:font-style-complex="normal"/>
    </style:style>
    <style:style style:name="T97" style:family="text">
      <style:text-properties style:font-name="Liberation Sans" fo:font-size="11pt" fo:font-style="normal" officeooo:rsid="001723fd" style:font-name-asian="Liberation Mono" style:font-size-asian="11pt" style:font-style-asian="normal" style:font-name-complex="Liberation Mono" style:font-size-complex="11pt" style:font-style-complex="normal"/>
    </style:style>
    <style:style style:name="T98" style:family="text">
      <style:text-properties style:font-name="Liberation Sans" fo:font-size="11pt" fo:font-style="normal" officeooo:rsid="00e7ea3b" style:font-name-asian="Liberation Mono" style:font-size-asian="11pt" style:font-style-asian="normal" style:font-name-complex="Liberation Mono" style:font-size-complex="11pt" style:font-style-complex="normal"/>
    </style:style>
    <style:style style:name="T99" style:family="text">
      <style:text-properties style:font-name="Liberation Sans" fo:font-size="11pt" fo:font-style="normal" officeooo:rsid="00337747" style:font-name-asian="Liberation Mono" style:font-size-asian="11pt" style:font-style-asian="normal" style:font-name-complex="Liberation Mono" style:font-size-complex="11pt" style:font-style-complex="normal"/>
    </style:style>
    <style:style style:name="T100" style:family="text">
      <style:text-properties style:font-name="Liberation Sans" fo:font-size="11pt" fo:font-style="normal" officeooo:rsid="001c8aca" style:font-name-asian="Liberation Mono" style:font-size-asian="11pt" style:font-style-asian="normal" style:font-name-complex="Liberation Mono" style:font-size-complex="11pt" style:font-style-complex="normal"/>
    </style:style>
    <style:style style:name="T101" style:family="text">
      <style:text-properties style:font-name="Liberation Sans" fo:font-size="11pt" fo:font-style="normal" officeooo:rsid="0020a52d" style:font-name-asian="Liberation Mono" style:font-size-asian="11pt" style:font-style-asian="normal" style:font-name-complex="Liberation Mono" style:font-size-complex="11pt" style:font-style-complex="normal"/>
    </style:style>
    <style:style style:name="T102" style:family="text">
      <style:text-properties style:font-name="Liberation Sans" fo:font-size="11pt" fo:font-style="normal" officeooo:rsid="0021b562" style:font-name-asian="Liberation Mono" style:font-size-asian="11pt" style:font-style-asian="normal" style:font-name-complex="Liberation Mono" style:font-size-complex="11pt" style:font-style-complex="normal"/>
    </style:style>
    <style:style style:name="T103" style:family="text">
      <style:text-properties style:font-name="Liberation Sans" fo:font-size="11pt" fo:font-style="normal" officeooo:rsid="003c4920" style:font-name-asian="Liberation Mono" style:font-size-asian="11pt" style:font-style-asian="normal" style:font-name-complex="Liberation Mono" style:font-size-complex="11pt" style:font-style-complex="normal"/>
    </style:style>
    <style:style style:name="T104" style:family="text">
      <style:text-properties style:font-name="Liberation Sans" fo:font-size="11pt" fo:font-style="normal" officeooo:rsid="00459416" style:font-name-asian="Liberation Mono" style:font-size-asian="11pt" style:font-style-asian="normal" style:font-name-complex="Liberation Mono" style:font-size-complex="11pt" style:font-style-complex="normal"/>
    </style:style>
    <style:style style:name="T105" style:family="text">
      <style:text-properties style:font-name="Liberation Sans" fo:font-size="11pt" fo:font-style="normal" officeooo:rsid="004d1fa4" style:font-name-asian="Liberation Mono" style:font-size-asian="11pt" style:font-style-asian="normal" style:font-name-complex="Liberation Mono" style:font-size-complex="11pt" style:font-style-complex="normal"/>
    </style:style>
    <style:style style:name="T106" style:family="text">
      <style:text-properties style:font-name="Liberation Sans" fo:font-size="11pt" fo:font-style="normal" officeooo:rsid="004ee90a" style:font-name-asian="Liberation Mono" style:font-size-asian="11pt" style:font-style-asian="normal" style:font-name-complex="Liberation Mono" style:font-size-complex="11pt" style:font-style-complex="normal"/>
    </style:style>
    <style:style style:name="T107" style:family="text">
      <style:text-properties style:font-name="Liberation Sans" fo:font-size="11pt" fo:font-style="italic" officeooo:rsid="004d9fa2" style:font-size-asian="11pt" style:font-style-asian="italic" style:font-size-complex="11pt" style:font-style-complex="italic"/>
    </style:style>
    <style:style style:name="T108" style:family="text">
      <style:text-properties style:font-name="Liberation Sans" fo:font-size="11pt" fo:font-style="italic" officeooo:rsid="00486a0f" style:font-size-asian="11pt" style:font-style-asian="italic" style:font-size-complex="11pt" style:font-style-complex="italic"/>
    </style:style>
    <style:style style:name="T109" style:family="text">
      <style:text-properties style:font-name="Liberation Sans" fo:font-size="11pt" fo:font-style="italic" officeooo:rsid="004ee90a" style:font-size-asian="11pt" style:font-style-asian="italic" style:font-size-complex="11pt" style:font-style-complex="italic"/>
    </style:style>
    <style:style style:name="T110" style:family="text">
      <style:text-properties style:font-name="Liberation Sans" fo:font-size="11pt" fo:font-style="italic" officeooo:rsid="00572904" style:font-size-asian="11pt" style:font-style-asian="italic" style:font-size-complex="11pt" style:font-style-complex="italic"/>
    </style:style>
    <style:style style:name="T111" style:family="text">
      <style:text-properties style:font-name="Liberation Sans" fo:font-size="11pt" fo:font-style="italic" officeooo:rsid="00305bfc" style:font-size-asian="11pt" style:font-style-asian="italic" style:font-size-complex="11pt" style:font-style-complex="italic"/>
    </style:style>
    <style:style style:name="T112" style:family="text">
      <style:text-properties style:font-name="Liberation Sans" fo:font-size="11pt" fo:font-style="italic" officeooo:rsid="00174d15" style:font-size-asian="11pt" style:font-style-asian="italic" style:font-size-complex="11pt" style:font-style-complex="italic"/>
    </style:style>
    <style:style style:name="T113" style:family="text">
      <style:text-properties style:font-name="Liberation Sans" fo:font-size="11pt" fo:font-style="italic" officeooo:rsid="005a73aa" style:font-size-asian="11pt" style:font-style-asian="italic" style:font-size-complex="11pt" style:font-style-complex="italic"/>
    </style:style>
    <style:style style:name="T114" style:family="text">
      <style:text-properties style:font-name="Liberation Sans" fo:font-size="11pt" fo:font-style="italic" officeooo:rsid="0020a52d" style:font-name-asian="Liberation Mono" style:font-size-asian="11pt" style:font-style-asian="italic" style:font-name-complex="Liberation Mono" style:font-size-complex="11pt" style:font-style-complex="italic"/>
    </style:style>
    <style:style style:name="T115" style:family="text">
      <style:text-properties style:font-name="Liberation Sans" fo:font-size="11pt" fo:font-style="italic" officeooo:rsid="004d1fa4" style:font-name-asian="Liberation Mono" style:font-size-asian="11pt" style:font-style-asian="italic" style:font-name-complex="Liberation Mono" style:font-size-complex="11pt" style:font-style-complex="italic"/>
    </style:style>
    <style:style style:name="T116" style:family="text">
      <style:text-properties style:font-name="Liberation Sans" fo:font-size="11pt" fo:font-style="italic" officeooo:rsid="004ee90a" style:font-name-asian="Liberation Mono" style:font-size-asian="11pt" style:font-style-asian="italic" style:font-name-complex="Liberation Mono" style:font-size-complex="11pt" style:font-style-complex="italic"/>
    </style:style>
    <style:style style:name="T117" style:family="text">
      <style:text-properties style:font-name="Liberation Sans" fo:font-size="11pt" officeooo:rsid="00183e11" style:font-name-asian="Liberation Mono" style:font-size-asian="11pt" style:font-name-complex="Liberation Mono" style:font-size-complex="11pt"/>
    </style:style>
    <style:style style:name="T118" style:family="text">
      <style:text-properties style:font-name="Liberation Sans" fo:font-size="11pt" officeooo:rsid="004d9fa2" style:font-name-asian="Liberation Mono" style:font-size-asian="11pt" style:font-name-complex="Liberation Mono" style:font-size-complex="11pt"/>
    </style:style>
    <style:style style:name="T119" style:family="text">
      <style:text-properties style:font-name="Liberation Sans" fo:font-size="11pt" officeooo:rsid="0055bade" style:font-name-asian="Liberation Mono" style:font-size-asian="11pt" style:font-name-complex="Liberation Mono" style:font-size-complex="11pt"/>
    </style:style>
    <style:style style:name="T120" style:family="text">
      <style:text-properties style:font-name="Liberation Sans" fo:font-size="11pt" officeooo:rsid="004600d6" style:font-name-asian="Liberation Mono" style:font-size-asian="11pt" style:font-name-complex="Liberation Mono" style:font-size-complex="11pt"/>
    </style:style>
    <style:style style:name="T121" style:family="text">
      <style:text-properties style:font-name="Liberation Sans" fo:font-size="11pt" fo:font-weight="bold" officeooo:rsid="00369214" style:font-size-asian="11pt" style:font-weight-asian="bold" style:font-size-complex="11pt" style:font-weight-complex="bold"/>
    </style:style>
    <style:style style:name="T122" style:family="text">
      <style:text-properties style:font-name="Liberation Sans" fo:font-size="11pt" fo:font-weight="bold" officeooo:rsid="002cbe20" style:font-size-asian="11pt" style:font-weight-asian="bold" style:font-size-complex="11pt" style:font-weight-complex="bold"/>
    </style:style>
    <style:style style:name="T123" style:family="text">
      <style:text-properties style:font-name="Liberation Sans" officeooo:rsid="0016fe59"/>
    </style:style>
    <style:style style:name="T124" style:family="text">
      <style:text-properties style:font-name="Liberation Sans" fo:font-style="normal" officeooo:rsid="000eb537" style:font-style-asian="normal" style:font-style-complex="normal"/>
    </style:style>
    <style:style style:name="T125" style:family="text">
      <style:text-properties style:font-name="Liberation Sans" fo:font-style="normal" officeooo:rsid="0018fa85" style:font-style-asian="normal" style:font-style-complex="normal"/>
    </style:style>
    <style:style style:name="T126" style:family="text">
      <style:text-properties style:font-name="Liberation Sans" fo:font-style="normal" officeooo:rsid="00236e14" style:font-style-asian="normal" style:font-style-complex="normal"/>
    </style:style>
    <style:style style:name="T127" style:family="text">
      <style:text-properties style:font-name="Liberation Sans" fo:font-style="normal" officeooo:rsid="0027e5c8" style:font-style-asian="normal" style:font-style-complex="normal"/>
    </style:style>
    <style:style style:name="T128" style:family="text">
      <style:text-properties style:font-name="Liberation Sans" fo:font-style="normal" officeooo:rsid="004c9a2f" style:font-style-asian="normal" style:font-style-complex="normal"/>
    </style:style>
    <style:style style:name="T129" style:family="text">
      <style:text-properties style:font-name="Liberation Sans" fo:font-style="italic" style:font-style-asian="italic" style:font-style-complex="italic"/>
    </style:style>
    <style:style style:name="T130" style:family="text">
      <style:text-properties style:font-name="Liberation Sans" fo:font-style="italic" officeooo:rsid="0016fe59" style:font-style-asian="italic" style:font-style-complex="italic"/>
    </style:style>
    <style:style style:name="T131" style:family="text">
      <style:text-properties style:font-name="Liberation Sans" fo:font-weight="normal" style:font-weight-asian="normal" style:font-weight-complex="normal"/>
    </style:style>
    <style:style style:name="T132" style:family="text">
      <style:text-properties style:font-name="Liberation Sans" fo:font-weight="normal" officeooo:rsid="00e363af" style:font-weight-asian="normal" style:font-weight-complex="normal"/>
    </style:style>
    <style:style style:name="T133" style:family="text">
      <style:text-properties style:font-name="Liberation Sans" fo:font-size="10pt" style:font-size-asian="10pt" style:font-size-complex="10pt"/>
    </style:style>
    <style:style style:name="T134" style:family="text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T135" style:family="tex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T136" style:family="text">
      <style:text-properties fo:color="#000080" loext:opacity="100%" style:font-name="Liberation Sans" fo:font-size="11pt" style:text-underline-style="none" officeooo:rsid="000b0e86" style:font-size-asian="11pt" style:font-size-complex="11pt"/>
    </style:style>
    <style:style style:name="T137" style:family="text">
      <style:text-properties fo:color="#000080" loext:opacity="100%" style:font-name="Liberation Sans" fo:font-size="11pt" fo:font-style="normal" style:text-underline-style="solid" style:text-underline-width="auto" style:text-underline-color="font-color" officeooo:rsid="0020a52d" style:font-name-asian="Liberation Mono" style:font-size-asian="11pt" style:font-style-asian="normal" style:font-name-complex="Liberation Mono" style:font-size-complex="11pt" style:font-style-complex="normal"/>
    </style:style>
    <style:style style:name="T138" style:family="text">
      <style:text-properties fo:color="#000080" loext:opacity="100%" style:font-name="Liberation Sans" fo:font-size="11pt" fo:font-style="normal" style:text-underline-style="solid" style:text-underline-width="auto" style:text-underline-color="font-color" officeooo:rsid="0021b562" style:font-name-asian="Liberation Mono" style:font-size-asian="11pt" style:font-style-asian="normal" style:font-name-complex="Liberation Mono" style:font-size-complex="11pt" style:font-style-complex="normal"/>
    </style:style>
    <style:style style:name="T139" style:family="text">
      <style:text-properties fo:color="#000080" loext:opacity="100%" style:font-name="Liberation Sans" fo:font-size="11pt" style:text-underline-style="solid" style:text-underline-width="auto" style:text-underline-color="font-color" officeooo:rsid="002cbe20" style:font-size-asian="11pt" style:font-size-complex="11pt"/>
    </style:style>
    <style:style style:name="T140" style:family="text">
      <style:text-properties fo:color="#000080" loext:opacity="100%" style:font-name="Liberation Sans" fo:font-size="11pt" style:text-underline-style="solid" style:text-underline-width="auto" style:text-underline-color="font-color" officeooo:rsid="00305bfc" style:font-size-asian="11pt" style:font-size-complex="11pt"/>
    </style:style>
    <style:style style:name="T141" style:family="text">
      <style:text-properties fo:color="#000080" loext:opacity="100%" style:font-name="Liberation Sans" fo:font-size="11pt" style:text-underline-style="solid" style:text-underline-width="auto" style:text-underline-color="font-color" officeooo:rsid="0055bade" style:font-size-asian="11pt" style:font-size-complex="11pt"/>
    </style:style>
    <style:style style:name="T142" style:family="text">
      <style:text-properties fo:color="#000080" loext:opacity="100%" style:font-name="Liberation Sans" fo:font-size="11pt" style:text-underline-style="solid" style:text-underline-width="auto" style:text-underline-color="font-color" officeooo:rsid="004d9fa2" style:font-size-asian="11pt" style:font-size-complex="11pt"/>
    </style:style>
    <style:style style:name="T143" style:family="text">
      <style:text-properties fo:color="#000080" loext:opacity="100%" style:font-name="Liberation Mono1" fo:font-size="11pt" style:text-underline-style="solid" style:text-underline-width="auto" style:text-underline-color="font-color" officeooo:rsid="002e611f" style:font-size-asian="11pt" style:font-size-complex="11pt"/>
    </style:style>
    <style:style style:name="T144" style:family="text">
      <style:text-properties fo:color="#000080" loext:opacity="100%" style:font-name="Liberation Mono1" fo:font-size="11pt" style:text-underline-style="solid" style:text-underline-width="auto" style:text-underline-color="font-color" officeooo:rsid="0024c52f" style:font-size-asian="11pt" style:font-size-complex="11pt"/>
    </style:style>
    <style:style style:name="T145" style:family="text">
      <style:text-properties fo:color="#000080" loext:opacity="100%" style:font-name="Liberation Mono1" fo:font-size="11pt" style:text-underline-style="solid" style:text-underline-width="auto" style:text-underline-color="font-color" officeooo:rsid="002cbe20" style:font-size-asian="11pt" style:font-size-complex="11pt"/>
    </style:style>
    <style:style style:name="T146" style:family="text">
      <style:text-properties fo:color="#000080" loext:opacity="100%" style:font-name="Liberation Mono1" fo:font-size="11pt" style:text-underline-style="solid" style:text-underline-width="auto" style:text-underline-color="font-color" officeooo:rsid="00305bfc" style:font-size-asian="11pt" style:font-size-complex="11pt"/>
    </style:style>
    <style:style style:name="T147" style:family="text">
      <style:text-properties fo:color="#000080" loext:opacity="100%" style:font-name="Liberation Mono1" fo:font-size="11pt" fo:font-style="normal" style:text-underline-style="solid" style:text-underline-width="auto" style:text-underline-color="font-color" officeooo:rsid="0020a52d" style:font-name-asian="Liberation Mono" style:font-size-asian="11pt" style:font-style-asian="normal" style:font-name-complex="Liberation Mono" style:font-size-complex="11pt" style:font-style-complex="normal"/>
    </style:style>
    <style:style style:name="T148" style:family="text">
      <style:text-properties fo:color="#000080" loext:opacity="100%" style:font-name="Liberation Mono1" fo:font-size="11pt" fo:font-style="normal" style:text-underline-style="solid" style:text-underline-width="auto" style:text-underline-color="font-color" officeooo:rsid="005a73aa" style:font-size-asian="11pt" style:font-style-asian="normal" style:font-size-complex="11pt" style:font-style-complex="normal"/>
    </style:style>
    <style:style style:name="T149" style:family="text">
      <style:text-properties fo:color="#000080" loext:opacity="100%" fo:font-size="11pt" style:text-underline-style="solid" style:text-underline-width="auto" style:text-underline-color="font-color" officeooo:rsid="00369214" style:font-size-asian="11pt" style:font-size-complex="11pt"/>
    </style:style>
    <style:style style:name="T150" style:family="text">
      <style:text-properties fo:font-variant="normal" fo:text-transform="none" fo:color="#000000" loext:opacity="100%" style:font-name="SF Pro Text" fo:letter-spacing="normal" fo:font-style="normal" fo:font-weight="normal"/>
    </style:style>
    <style:style style:name="T151" style:family="text">
      <style:text-properties fo:font-variant="normal" fo:text-transform="none" fo:color="#000000" loext:opacity="100%" style:font-name="SF Pro Text" fo:letter-spacing="normal" fo:font-style="italic" fo:font-weight="normal"/>
    </style:style>
    <style:style style:name="T152" style:family="text">
      <style:text-properties fo:font-variant="normal" fo:text-transform="none" fo:color="#000000" loext:opacity="100%" style:font-name="SF Pro Text" fo:letter-spacing="normal" fo:font-style="italic" fo:font-weight="normal" officeooo:rsid="00b256c3"/>
    </style:style>
    <style:style style:name="T15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07023" style:font-size-asian="11pt" style:font-size-complex="11pt"/>
    </style:style>
    <style:style style:name="T15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cb62c" style:font-size-asian="11pt" style:font-size-complex="11pt"/>
    </style:style>
    <style:style style:name="T15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b3959" style:font-size-asian="11pt" style:font-size-complex="11pt"/>
    </style:style>
    <style:style style:name="T15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93bd5f" style:font-size-asian="11pt" style:font-size-complex="11pt"/>
    </style:style>
    <style:style style:name="T15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f369e" style:font-size-asian="11pt" style:font-size-complex="11pt"/>
    </style:style>
    <style:style style:name="T15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cb5bc" style:font-size-asian="11pt" style:font-size-complex="11pt"/>
    </style:style>
    <style:style style:name="T15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02428" style:font-size-asian="11pt" style:font-size-complex="11pt"/>
    </style:style>
    <style:style style:name="T16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3a837" style:font-size-asian="11pt" style:font-size-complex="11pt"/>
    </style:style>
    <style:style style:name="T16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1c25b8" style:font-size-asian="11pt" style:font-size-complex="11pt"/>
    </style:style>
    <style:style style:name="T16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081dd2" style:font-size-asian="11pt" style:font-size-complex="11pt"/>
    </style:style>
    <style:style style:name="T16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acfa86" style:font-size-asian="11pt" style:font-size-complex="11pt"/>
    </style:style>
    <style:style style:name="T16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c7f30" style:font-size-asian="11pt" style:font-size-complex="11pt"/>
    </style:style>
    <style:style style:name="T16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ce827" style:font-size-asian="11pt" style:font-size-complex="11pt"/>
    </style:style>
    <style:style style:name="T16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0828bf" style:font-size-asian="11pt" style:font-size-complex="11pt"/>
    </style:style>
    <style:style style:name="T16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98b424" style:font-size-asian="11pt" style:font-size-complex="11pt"/>
    </style:style>
    <style:style style:name="T16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ae4172" style:font-size-asian="11pt" style:font-size-complex="11pt"/>
    </style:style>
    <style:style style:name="T16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9427a" style:font-size-asian="11pt" style:font-size-complex="11pt"/>
    </style:style>
    <style:style style:name="T17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da194" style:font-size-asian="11pt" style:font-size-complex="11pt"/>
    </style:style>
    <style:style style:name="T17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18e90" style:font-size-asian="11pt" style:font-size-complex="11pt"/>
    </style:style>
    <style:style style:name="T17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63b9f" style:font-size-asian="11pt" style:font-size-complex="11pt"/>
    </style:style>
    <style:style style:name="T17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74661" style:font-size-asian="11pt" style:font-size-complex="11pt"/>
    </style:style>
    <style:style style:name="T17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b1916" style:font-size-asian="11pt" style:font-size-complex="11pt"/>
    </style:style>
    <style:style style:name="T17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26a26" style:font-size-asian="11pt" style:font-size-complex="11pt"/>
    </style:style>
    <style:style style:name="T17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02cb2" style:font-size-asian="11pt" style:font-size-complex="11pt"/>
    </style:style>
    <style:style style:name="T17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47672" style:font-size-asian="11pt" style:font-size-complex="11pt"/>
    </style:style>
    <style:style style:name="T17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d1fe01" style:font-size-asian="11pt" style:font-size-complex="11pt"/>
    </style:style>
    <style:style style:name="T17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5213e2" style:font-size-asian="11pt" style:font-size-complex="11pt"/>
    </style:style>
    <style:style style:name="T18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802291" style:font-size-asian="11pt" style:font-size-complex="11pt"/>
    </style:style>
    <style:style style:name="T18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2aed8" style:font-size-asian="11pt" style:font-size-complex="11pt"/>
    </style:style>
    <style:style style:name="T18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ac5da6" style:font-size-asian="11pt" style:font-size-complex="11pt"/>
    </style:style>
    <style:style style:name="T18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9f3ff5" style:font-size-asian="11pt" style:font-size-complex="11pt"/>
    </style:style>
    <style:style style:name="T18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c7fff0" style:font-size-asian="11pt" style:font-size-complex="11pt"/>
    </style:style>
    <style:style style:name="T18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a10bb2" style:font-size-asian="11pt" style:font-size-complex="11pt"/>
    </style:style>
    <style:style style:name="T18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a7f29f" style:font-size-asian="11pt" style:font-size-complex="11pt"/>
    </style:style>
    <style:style style:name="T18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293b1" style:font-size-asian="11pt" style:font-size-complex="11pt"/>
    </style:style>
    <style:style style:name="T18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56eeac" style:font-size-asian="11pt" style:font-size-complex="11pt"/>
    </style:style>
    <style:style style:name="T18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d14b1e" style:font-size-asian="11pt" style:font-size-complex="11pt"/>
    </style:style>
    <style:style style:name="T19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89ca9e" style:font-size-asian="11pt" style:font-size-complex="11pt"/>
    </style:style>
    <style:style style:name="T19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a0ba02" style:font-size-asian="11pt" style:font-size-complex="11pt"/>
    </style:style>
    <style:style style:name="T19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611b9" style:font-size-asian="11pt" style:font-size-complex="11pt"/>
    </style:style>
    <style:style style:name="T19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1eadec" style:font-size-asian="11pt" style:font-size-complex="11pt"/>
    </style:style>
    <style:style style:name="T19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281b63" style:font-size-asian="11pt" style:font-size-complex="11pt"/>
    </style:style>
    <style:style style:name="T19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17be9e" style:font-size-asian="11pt" style:font-size-complex="11pt"/>
    </style:style>
    <style:style style:name="T19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180f14" style:font-size-asian="11pt" style:font-size-complex="11pt"/>
    </style:style>
    <style:style style:name="T19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18bb56" style:font-size-asian="11pt" style:font-size-complex="11pt"/>
    </style:style>
    <style:style style:name="T19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d9fa2" style:font-size-asian="11pt" style:font-size-complex="11pt"/>
    </style:style>
    <style:style style:name="T19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67c689" style:font-size-asian="11pt" style:font-size-complex="11pt"/>
    </style:style>
    <style:style style:name="T20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112a93" style:font-size-asian="11pt" style:font-weight-asian="normal" style:font-size-complex="11pt" style:font-weight-complex="normal"/>
    </style:style>
    <style:style style:name="T20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18bb56" style:font-size-asian="11pt" style:font-weight-asian="normal" style:font-size-complex="11pt" style:font-weight-complex="normal"/>
    </style:style>
    <style:style style:name="T20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17be9e" style:font-size-asian="11pt" style:font-weight-asian="normal" style:font-size-complex="11pt" style:font-weight-complex="normal"/>
    </style:style>
    <style:style style:name="T20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0b0e86" style:font-size-asian="11pt" style:font-style-asian="italic" style:font-size-complex="11pt" style:font-style-complex="italic"/>
    </style:style>
    <style:style style:name="T20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17be9e" style:font-size-asian="11pt" style:font-style-asian="italic" style:font-size-complex="11pt" style:font-style-complex="italic"/>
    </style:style>
    <style:style style:name="T20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849395" style:font-size-asian="11pt" style:font-style-asian="italic" style:font-size-complex="11pt" style:font-style-complex="italic"/>
    </style:style>
    <style:style style:name="T20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18bb56" style:font-size-asian="11pt" style:font-weight-asian="bold" style:font-size-complex="11pt" style:font-weight-complex="bold"/>
    </style:style>
    <style:style style:name="T20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63b9f" style:font-name-asian="Liberation Mono" style:font-size-asian="11pt" style:font-name-complex="Liberation Mono" style:font-size-complex="11pt"/>
    </style:style>
    <style:style style:name="T20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519deb" style:font-name-asian="Liberation Mono" style:font-size-asian="11pt" style:font-name-complex="Liberation Mono" style:font-size-complex="11pt"/>
    </style:style>
    <style:style style:name="T20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7c4d2" style:font-name-asian="Liberation Mono" style:font-size-asian="11pt" style:font-name-complex="Liberation Mono" style:font-size-complex="11pt"/>
    </style:style>
    <style:style style:name="T21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98b424" style:font-name-asian="Liberation Mono" style:font-size-asian="11pt" style:font-name-complex="Liberation Mono" style:font-size-complex="11pt"/>
    </style:style>
    <style:style style:name="T21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74661" style:font-name-asian="Liberation Mono" style:font-size-asian="11pt" style:font-name-complex="Liberation Mono" style:font-size-complex="11pt"/>
    </style:style>
    <style:style style:name="T21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9019c" style:font-name-asian="Liberation Mono" style:font-size-asian="11pt" style:font-name-complex="Liberation Mono" style:font-size-complex="11pt"/>
    </style:style>
    <style:style style:name="T21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5213e2" style:font-name-asian="Liberation Mono" style:font-size-asian="11pt" style:font-name-complex="Liberation Mono" style:font-size-complex="11pt"/>
    </style:style>
    <style:style style:name="T21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8d1de3" style:font-name-asian="Liberation Mono" style:font-size-asian="11pt" style:font-name-complex="Liberation Mono" style:font-size-complex="11pt"/>
    </style:style>
    <style:style style:name="T21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d1fe01" style:font-name-asian="Liberation Mono" style:font-size-asian="11pt" style:font-name-complex="Liberation Mono" style:font-size-complex="11pt"/>
    </style:style>
    <style:style style:name="T21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06c9f" style:font-name-asian="Liberation Mono" style:font-size-asian="11pt" style:font-name-complex="Liberation Mono" style:font-size-complex="11pt"/>
    </style:style>
    <style:style style:name="T21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5ca1d2" style:font-name-asian="Liberation Mono" style:font-size-asian="11pt" style:font-name-complex="Liberation Mono" style:font-size-complex="11pt"/>
    </style:style>
    <style:style style:name="T21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9833f" style:font-name-asian="Liberation Mono" style:font-size-asian="11pt" style:font-name-complex="Liberation Mono" style:font-size-complex="11pt"/>
    </style:style>
    <style:style style:name="T21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4b8572" style:font-name-asian="Liberation Mono" style:font-size-asian="11pt" style:font-name-complex="Liberation Mono" style:font-size-complex="11pt"/>
    </style:style>
    <style:style style:name="T22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eb949" style:font-name-asian="Liberation Mono" style:font-size-asian="11pt" style:font-name-complex="Liberation Mono" style:font-size-complex="11pt"/>
    </style:style>
    <style:style style:name="T22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594b84" style:font-name-asian="Liberation Mono" style:font-size-asian="11pt" style:font-name-complex="Liberation Mono" style:font-size-complex="11pt"/>
    </style:style>
    <style:style style:name="T22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1792a0f" style:font-name-asian="Liberation Mono" style:font-size-asian="11pt" style:font-style-asian="italic" style:font-name-complex="Liberation Mono" style:font-size-complex="11pt" style:font-style-complex="italic"/>
    </style:style>
    <style:style style:name="T223" style:family="text">
      <style:text-properties fo:font-variant="normal" fo:text-transform="none" fo:color="#000000" loext:opacity="100%" style:font-name="Liberation Sans" fo:font-size="11pt" fo:letter-spacing="normal" fo:language="es" fo:country="MX" fo:font-style="italic" fo:font-weight="normal" officeooo:rsid="0118bb56" style:font-size-asian="11pt" style:font-style-asian="italic" style:font-size-complex="11pt" style:font-style-complex="italic"/>
    </style:style>
    <style:style style:name="T224" style:family="text">
      <style:text-properties fo:font-variant="normal" fo:text-transform="none" fo:color="#000000" loext:opacity="100%" style:font-name="Liberation Sans" fo:font-size="11pt" fo:letter-spacing="normal" fo:language="es" fo:country="MX" fo:font-style="italic" fo:font-weight="normal" officeooo:rsid="0189ca9e" style:font-size-asian="11pt" style:font-style-asian="italic" style:font-size-complex="11pt" style:font-style-complex="italic"/>
    </style:style>
    <style:style style:name="T225" style:family="text">
      <style:text-properties fo:font-variant="normal" fo:text-transform="none" fo:color="#000000" loext:opacity="100%" style:font-name="Liberation Sans" fo:font-size="11pt" fo:letter-spacing="normal" fo:language="es" fo:country="MX" fo:font-style="italic" fo:font-weight="normal" officeooo:rsid="0049833f" style:font-size-asian="11pt" style:font-style-asian="italic" style:font-size-complex="11pt" style:font-style-complex="italic"/>
    </style:style>
    <style:style style:name="T226" style:family="text">
      <style:text-properties fo:font-variant="normal" fo:text-transform="none" fo:color="#000000" loext:opacity="100%" style:font-name="Liberation Sans" fo:font-size="11pt" fo:letter-spacing="normal" fo:language="es" fo:country="MX" fo:font-style="italic" fo:font-weight="normal" officeooo:rsid="004b1916" style:font-size-asian="11pt" style:font-style-asian="italic" style:font-size-complex="11pt" style:font-style-complex="italic"/>
    </style:style>
    <style:style style:name="T227" style:family="text">
      <style:text-properties fo:font-variant="normal" fo:text-transform="none" fo:color="#000000" loext:opacity="100%" style:font-name="Liberation Sans" fo:font-size="11pt" fo:letter-spacing="normal" fo:language="es" fo:country="MX" fo:font-style="italic" fo:font-weight="normal" officeooo:rsid="0118bb56" style:font-size-asian="11pt" style:font-style-asian="italic" style:font-weight-asian="bold" style:font-size-complex="11pt" style:font-style-complex="italic" style:font-weight-complex="bold"/>
    </style:style>
    <style:style style:name="T228" style:family="text">
      <style:text-properties fo:font-variant="normal" fo:text-transform="none" fo:color="#000000" loext:opacity="100%" style:font-name="Liberation Sans" fo:font-size="11pt" fo:letter-spacing="normal" fo:language="es" fo:country="MX" fo:font-style="italic" fo:font-weight="normal" officeooo:rsid="0049833f" style:font-name-asian="Liberation Mono" style:font-size-asian="11pt" style:font-style-asian="italic" style:font-name-complex="Liberation Mono" style:font-size-complex="11pt" style:font-style-complex="italic"/>
    </style:style>
    <style:style style:name="T229" style:family="text">
      <style:text-properties fo:font-variant="normal" fo:text-transform="none" fo:color="#000000" loext:opacity="100%" style:font-name="Liberation Sans" fo:font-size="11pt" fo:letter-spacing="normal" fo:language="es" fo:country="MX" fo:font-style="italic" fo:font-weight="normal" officeooo:rsid="005213e2" style:font-name-asian="Liberation Mono" style:font-size-asian="11pt" style:font-style-asian="italic" style:font-name-complex="Liberation Mono" style:font-size-complex="11pt" style:font-style-complex="italic"/>
    </style:style>
    <style:style style:name="T23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fa1eb" style:font-size-asian="11pt" style:font-size-complex="11pt"/>
    </style:style>
    <style:style style:name="T23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65e28" style:font-size-asian="11pt" style:font-size-complex="11pt"/>
    </style:style>
    <style:style style:name="T23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a5c24" style:font-size-asian="11pt" style:font-size-complex="11pt"/>
    </style:style>
    <style:style style:name="T23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2d4db" style:font-size-asian="11pt" style:font-size-complex="11pt"/>
    </style:style>
    <style:style style:name="T23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72904" style:font-size-asian="11pt" style:font-size-complex="11pt"/>
    </style:style>
    <style:style style:name="T23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1b9f5" style:font-size-asian="11pt" style:font-size-complex="11pt"/>
    </style:style>
    <style:style style:name="T236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265c9d" style:font-weight-asian="bold" style:font-weight-complex="bold"/>
    </style:style>
    <style:style style:name="T237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3ca86e" style:font-weight-asian="bold" style:font-weight-complex="bold"/>
    </style:style>
    <style:style style:name="T238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a7d388" style:font-weight-asian="bold" style:font-weight-complex="bold"/>
    </style:style>
    <style:style style:name="T239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5e5494" style:font-weight-asian="bold" style:font-weight-complex="bold"/>
    </style:style>
    <style:style style:name="T240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60f4c6" style:font-weight-asian="bold" style:font-weight-complex="bold"/>
    </style:style>
    <style:style style:name="T241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18a9832" style:font-name-asian="Liberation Mono" style:font-weight-asian="bold" style:font-name-complex="Liberation Mono" style:font-weight-complex="bold"/>
    </style:style>
    <style:style style:name="T242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5e5494" style:font-name-asian="Liberation Mono" style:font-weight-asian="bold" style:font-name-complex="Liberation Mono" style:font-weight-complex="bold"/>
    </style:style>
    <style:style style:name="T243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18a9832" style:font-name-asian="Liberation Mono" style:font-style-asian="normal" style:font-weight-asian="bold" style:font-name-complex="Liberation Mono" style:font-style-complex="normal" style:font-weight-complex="bold"/>
    </style:style>
    <style:style style:name="T244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5e5494" style:font-name-asian="Liberation Mono" style:font-style-asian="normal" style:font-weight-asian="bold" style:font-name-complex="Liberation Mono" style:font-style-complex="normal" style:font-weight-complex="bold"/>
    </style:style>
    <style:style style:name="T245" style:family="text">
      <style:text-properties fo:font-variant="normal" fo:text-transform="none" fo:color="#000000" loext:opacity="100%" style:font-name="Liberation Sans" fo:letter-spacing="normal" fo:language="es" fo:country="ES" fo:font-style="italic" fo:font-weight="normal" officeooo:rsid="018a9832" style:font-name-asian="Liberation Mono" style:font-style-asian="italic" style:font-weight-asian="bold" style:font-name-complex="Liberation Mono" style:font-style-complex="italic" style:font-weight-complex="bold"/>
    </style:style>
    <style:style style:name="T246" style:family="text">
      <style:text-properties fo:font-variant="normal" fo:text-transform="none" fo:color="#000000" loext:opacity="100%" style:font-name="Liberation Sans" fo:letter-spacing="normal" fo:language="es" fo:country="ES" fo:font-style="italic" fo:font-weight="normal" officeooo:rsid="005e5494" style:font-name-asian="Liberation Mono" style:font-style-asian="italic" style:font-weight-asian="bold" style:font-name-complex="Liberation Mono" style:font-style-complex="italic" style:font-weight-complex="bold"/>
    </style:style>
    <style:style style:name="T247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407023" style:font-size-asian="11pt" style:font-size-complex="11pt"/>
    </style:style>
    <style:style style:name="T248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93bd5f" style:font-size-asian="11pt" style:font-size-complex="11pt"/>
    </style:style>
    <style:style style:name="T249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7cb5bc" style:font-size-asian="11pt" style:font-size-complex="11pt"/>
    </style:style>
    <style:style style:name="T250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102428" style:font-size-asian="11pt" style:font-size-complex="11pt"/>
    </style:style>
    <style:style style:name="T251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acfa86" style:font-size-asian="11pt" style:font-size-complex="11pt"/>
    </style:style>
    <style:style style:name="T252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1cbdc8" style:font-size-asian="11pt" style:font-size-complex="11pt"/>
    </style:style>
    <style:style style:name="T253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218e90" style:font-size-asian="11pt" style:font-size-complex="11pt"/>
    </style:style>
    <style:style style:name="T254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363b9f" style:font-size-asian="11pt" style:font-size-complex="11pt"/>
    </style:style>
    <style:style style:name="T255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247672" style:font-size-asian="11pt" style:font-size-complex="11pt"/>
    </style:style>
    <style:style style:name="T256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802291" style:font-size-asian="11pt" style:font-size-complex="11pt"/>
    </style:style>
    <style:style style:name="T257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ac5da6" style:font-size-asian="11pt" style:font-size-complex="11pt"/>
    </style:style>
    <style:style style:name="T258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c7fff0" style:font-size-asian="11pt" style:font-size-complex="11pt"/>
    </style:style>
    <style:style style:name="T259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56eeac" style:font-size-asian="11pt" style:font-size-complex="11pt"/>
    </style:style>
    <style:style style:name="T260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98b424" style:font-size-asian="11pt" style:font-size-complex="11pt"/>
    </style:style>
    <style:style style:name="T261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189ca9e" style:font-size-asian="11pt" style:font-size-complex="11pt"/>
    </style:style>
    <style:style style:name="T262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1a0ba02" style:font-size-asian="11pt" style:font-size-complex="11pt"/>
    </style:style>
    <style:style style:name="T263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2eb949" style:font-size-asian="11pt" style:font-size-complex="11pt"/>
    </style:style>
    <style:style style:name="T264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24c52f" style:font-size-asian="11pt" style:font-size-complex="11pt"/>
    </style:style>
    <style:style style:name="T265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2611b9" style:font-size-asian="11pt" style:font-size-complex="11pt"/>
    </style:style>
    <style:style style:name="T266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0b0e86" style:font-size-asian="11pt" style:font-size-complex="11pt"/>
    </style:style>
    <style:style style:name="T267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0b0e86" style:font-size-asian="11pt" style:font-style-asian="italic" style:font-size-complex="11pt" style:font-style-complex="italic"/>
    </style:style>
    <style:style style:name="T268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2611b9" style:font-size-asian="11pt" style:font-style-asian="normal" style:font-size-complex="11pt" style:font-style-complex="normal"/>
    </style:style>
    <style:style style:name="T269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5e0767" style:font-size-asian="11pt" style:font-style-asian="normal" style:font-size-complex="11pt" style:font-style-complex="normal"/>
    </style:style>
    <style:style style:name="T270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363b9f" style:font-name-asian="Liberation Mono" style:font-size-asian="11pt" style:font-name-complex="Liberation Mono" style:font-size-complex="11pt"/>
    </style:style>
    <style:style style:name="T271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402cb2" style:font-name-asian="Liberation Mono" style:font-size-asian="11pt" style:font-name-complex="Liberation Mono" style:font-size-complex="11pt"/>
    </style:style>
    <style:style style:name="T272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519deb" style:font-name-asian="Liberation Mono" style:font-size-asian="11pt" style:font-name-complex="Liberation Mono" style:font-size-complex="11pt"/>
    </style:style>
    <style:style style:name="T273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98b424" style:font-name-asian="Liberation Mono" style:font-size-asian="11pt" style:font-name-complex="Liberation Mono" style:font-size-complex="11pt"/>
    </style:style>
    <style:style style:name="T274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2eb949" style:font-name-asian="Liberation Mono" style:font-size-asian="11pt" style:font-name-complex="Liberation Mono" style:font-size-complex="11pt"/>
    </style:style>
    <style:style style:name="T275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849395" style:font-name-asian="Liberation Mono" style:font-size-asian="11pt" style:font-style-asian="normal" style:font-name-complex="Liberation Mono" style:font-size-complex="11pt" style:font-style-complex="normal"/>
    </style:style>
    <style:style style:name="T276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fa1eb" style:font-size-asian="11pt" style:font-size-complex="11pt"/>
    </style:style>
    <style:style style:name="T277" style:family="text">
      <style:text-properties fo:font-variant="normal" fo:text-transform="none" fo:color="#000000" loext:opacity="100%" style:font-name="Liberation Mono1" fo:font-size="11pt" fo:letter-spacing="normal" fo:font-style="italic" fo:font-weight="normal" officeooo:rsid="001fa1eb" style:font-size-asian="11pt" style:font-style-asian="italic" style:font-size-complex="11pt" style:font-style-complex="italic"/>
    </style:style>
    <style:style style:name="T278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 officeooo:rsid="003b8490" style:font-weight-asian="bold" style:font-weight-complex="bold"/>
    </style:style>
    <style:style style:name="T279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 officeooo:rsid="00ac0e75" style:font-weight-asian="bold" style:font-weight-complex="bold"/>
    </style:style>
    <style:style style:name="T280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 officeooo:rsid="00a7d388" style:font-weight-asian="bold" style:font-weight-complex="bold"/>
    </style:style>
    <style:style style:name="T281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04cb3" style:font-size-asian="11pt" style:font-size-complex="11pt"/>
    </style:style>
    <style:style style:name="T282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47672" style:font-size-asian="11pt" style:font-size-complex="11pt"/>
    </style:style>
    <style:style style:name="T283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611b9" style:font-size-asian="11pt" style:font-size-complex="11pt"/>
    </style:style>
    <style:style style:name="T284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ff42fd" style:font-size-asian="11pt" style:font-size-complex="11pt"/>
    </style:style>
    <style:style style:name="T285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117be9e" style:font-size-asian="11pt" style:font-size-complex="11pt"/>
    </style:style>
    <style:style style:name="T28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10fdf3c" style:font-size-asian="11pt" style:font-size-complex="11pt"/>
    </style:style>
    <style:style style:name="T287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12c2699" style:font-size-asian="11pt" style:font-size-complex="11pt"/>
    </style:style>
    <style:style style:name="T288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1792a0f" style:font-size-asian="11pt" style:font-size-complex="11pt"/>
    </style:style>
    <style:style style:name="T289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11637c6" style:font-size-asian="11pt" style:font-size-complex="11pt"/>
    </style:style>
    <style:style style:name="T290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f8e5a9" style:font-size-asian="11pt" style:font-size-complex="11pt"/>
    </style:style>
    <style:style style:name="T291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118bb56" style:font-size-asian="11pt" style:font-size-complex="11pt"/>
    </style:style>
    <style:style style:name="T292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49395" style:font-size-asian="11pt" style:font-size-complex="11pt"/>
    </style:style>
    <style:style style:name="T293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2724a" style:font-size-asian="11pt" style:font-size-complex="11pt"/>
    </style:style>
    <style:style style:name="T294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e0767" style:font-size-asian="11pt" style:font-size-complex="11pt"/>
    </style:style>
    <style:style style:name="T295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ac8221" style:font-size-asian="11pt" style:font-size-complex="11pt"/>
    </style:style>
    <style:style style:name="T29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1204244" style:font-size-asian="11pt" style:font-size-complex="11pt"/>
    </style:style>
    <style:style style:name="T297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11abca5" style:font-size-asian="11pt" style:font-size-complex="11pt"/>
    </style:style>
    <style:style style:name="T298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13fe32e" style:font-size-asian="11pt" style:font-size-complex="11pt"/>
    </style:style>
    <style:style style:name="T299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12e7161" style:font-size-asian="11pt" style:font-size-complex="11pt"/>
    </style:style>
    <style:style style:name="T300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117be9e" style:font-size-asian="11pt" style:font-style-asian="normal" style:font-size-complex="11pt" style:font-style-complex="normal"/>
    </style:style>
    <style:style style:name="T301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611b9" style:font-size-asian="11pt" style:font-style-asian="italic" style:font-size-complex="11pt" style:font-style-complex="italic"/>
    </style:style>
    <style:style style:name="T302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118bb56" style:font-size-asian="11pt" style:font-style-asian="italic" style:font-size-complex="11pt" style:font-style-complex="italic"/>
    </style:style>
    <style:style style:name="T303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849395" style:font-size-asian="11pt" style:font-style-asian="italic" style:font-size-complex="11pt" style:font-style-complex="italic"/>
    </style:style>
    <style:style style:name="T304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b1916" style:font-name-asian="Liberation Mono" style:font-size-asian="11pt" style:font-name-complex="Liberation Mono" style:font-size-complex="11pt"/>
    </style:style>
    <style:style style:name="T305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ce827" style:font-name-asian="Liberation Mono" style:font-size-asian="11pt" style:font-name-complex="Liberation Mono" style:font-size-complex="11pt"/>
    </style:style>
    <style:style style:name="T30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19deb" style:font-name-asian="Liberation Mono" style:font-size-asian="11pt" style:font-name-complex="Liberation Mono" style:font-size-complex="11pt"/>
    </style:style>
    <style:style style:name="T307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213e2" style:font-name-asian="Liberation Mono" style:font-size-asian="11pt" style:font-name-complex="Liberation Mono" style:font-size-complex="11pt"/>
    </style:style>
    <style:style style:name="T308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5ca1d2" style:font-name-asian="Liberation Mono" style:font-size-asian="11pt" style:font-name-complex="Liberation Mono" style:font-size-complex="11pt"/>
    </style:style>
    <style:style style:name="T309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118bb56" style:font-name-asian="Liberation Mono" style:font-size-asian="11pt" style:font-style-asian="italic" style:font-name-complex="Liberation Mono" style:font-size-complex="11pt" style:font-style-complex="italic"/>
    </style:style>
    <style:style style:name="T310" style:family="text">
      <style:text-properties fo:font-variant="normal" fo:text-transform="none" fo:color="#000000" loext:opacity="100%" style:font-name="sans-serif" fo:font-size="11pt" fo:letter-spacing="normal" fo:language="es" fo:country="MX" fo:font-style="italic" fo:font-weight="normal" officeooo:rsid="011abca5" style:font-size-asian="11pt" style:font-style-asian="italic" style:font-size-complex="11pt" style:font-style-complex="italic"/>
    </style:style>
    <style:style style:name="T31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fa1eb" style:font-size-asian="11pt" style:font-size-complex="11pt"/>
    </style:style>
    <style:style style:name="T31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2bd9c" style:font-size-asian="11pt" style:font-size-complex="11pt"/>
    </style:style>
    <style:style style:name="T31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0f5e6" style:font-size-asian="11pt" style:font-size-complex="11pt"/>
    </style:style>
    <style:style style:name="T31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1b9f5" style:font-size-asian="11pt" style:font-size-complex="11pt"/>
    </style:style>
    <style:style style:name="T31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37526" style:font-size-asian="11pt" style:font-size-complex="11pt"/>
    </style:style>
    <style:style style:name="T316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3b8490" style:font-weight-asian="bold" style:font-weight-complex="bold"/>
    </style:style>
    <style:style style:name="T317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18a9832" style:font-weight-asian="bold" style:font-weight-complex="bold"/>
    </style:style>
    <style:style style:name="T318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a424de" style:font-weight-asian="bold" style:font-weight-complex="bold"/>
    </style:style>
    <style:style style:name="T319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3ca86e" style:font-weight-asian="bold" style:font-weight-complex="bold"/>
    </style:style>
    <style:style style:name="T320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a7d388" style:font-weight-asian="bold" style:font-weight-complex="bold"/>
    </style:style>
    <style:style style:name="T321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b1c787" style:font-weight-asian="bold" style:font-weight-complex="bold"/>
    </style:style>
    <style:style style:name="T322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14b8572" style:font-name-asian="Liberation Sans1" style:font-size-asian="11pt" style:font-name-complex="Liberation Sans1" style:font-size-complex="11pt"/>
    </style:style>
    <style:style style:name="T323" style:family="text">
      <style:text-properties fo:font-variant="normal" fo:text-transform="none" fo:color="#808080" loext:opacity="100%" style:font-name="Liberation Mono1" fo:font-size="11pt" fo:letter-spacing="normal" fo:language="es" fo:country="MX" fo:font-style="normal" fo:font-weight="bold" officeooo:rsid="004b1916" style:font-size-asian="11pt" style:font-weight-asian="bold" style:font-size-complex="11pt" style:font-weight-complex="bold"/>
    </style:style>
    <style:style style:name="T324" style:family="text">
      <style:text-properties fo:font-variant="normal" fo:text-transform="none" fo:color="#808080" loext:opacity="100%" style:font-name="Liberation Mono1" fo:font-size="11pt" fo:letter-spacing="normal" fo:language="es" fo:country="MX" fo:font-style="normal" fo:font-weight="bold" officeooo:rsid="002611b9" style:font-size-asian="11pt" style:font-weight-asian="bold" style:font-size-complex="11pt" style:font-weight-complex="bold"/>
    </style:style>
    <style:style style:name="T325" style:family="text">
      <style:text-properties fo:font-variant="normal" fo:text-transform="none" fo:color="#808080" loext:opacity="100%" style:font-name="Liberation Mono1" fo:font-size="11pt" fo:letter-spacing="normal" fo:language="es" fo:country="MX" fo:font-style="normal" fo:font-weight="bold" officeooo:rsid="011637c6" style:font-size-asian="11pt" style:font-weight-asian="bold" style:font-size-complex="11pt" style:font-weight-complex="bold"/>
    </style:style>
    <style:style style:name="T326" style:family="text">
      <style:text-properties fo:font-variant="normal" fo:text-transform="none" fo:color="#808080" loext:opacity="100%" style:font-name="Liberation Mono1" fo:font-size="11pt" fo:letter-spacing="normal" fo:language="es" fo:country="MX" fo:font-style="normal" fo:font-weight="bold" officeooo:rsid="0118bb56" style:font-size-asian="11pt" style:font-weight-asian="bold" style:font-size-complex="11pt" style:font-weight-complex="bold"/>
    </style:style>
    <style:style style:name="T327" style:family="text">
      <style:text-properties fo:font-variant="normal" fo:text-transform="none" fo:color="#808080" loext:opacity="100%" style:font-name="Liberation Mono1" fo:font-size="11pt" fo:letter-spacing="normal" fo:language="es" fo:country="MX" fo:font-style="normal" style:text-underline-style="none" fo:font-weight="bold" officeooo:rsid="0118bb56" style:font-size-asian="11pt" style:font-weight-asian="bold" style:font-size-complex="11pt" style:font-weight-complex="bold"/>
    </style:style>
    <style:style style:name="T328" style:family="text">
      <style:text-properties fo:font-variant="normal" fo:text-transform="none" fo:color="#000080" loext:opacity="100%" style:font-name="Liberation Mono1" fo:font-size="11pt" fo:letter-spacing="normal" fo:language="es" fo:country="MX" fo:font-style="normal" style:text-underline-style="solid" style:text-underline-width="auto" style:text-underline-color="font-color" fo:font-weight="normal" officeooo:rsid="00474661" style:font-name-asian="Liberation Mono" style:font-size-asian="11pt" style:font-name-complex="Liberation Mono" style:font-size-complex="11pt"/>
    </style:style>
    <style:style style:name="T329" style:family="text">
      <style:text-properties fo:font-variant="normal" fo:text-transform="none" fo:color="#000080" loext:opacity="100%" style:font-name="Liberation Mono1" fo:letter-spacing="normal" fo:language="es" fo:country="ES" fo:font-style="normal" style:text-underline-style="solid" style:text-underline-width="auto" style:text-underline-color="font-color" fo:font-weight="normal" officeooo:rsid="00a7d388" style:font-weight-asian="bold" style:font-weight-complex="bold"/>
    </style:style>
    <style:style style:name="T330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098b424" style:font-size-asian="11pt" style:font-size-complex="11pt"/>
    </style:style>
    <style:style style:name="T331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067c689" style:font-size-asian="11pt" style:font-size-complex="11pt"/>
    </style:style>
    <style:style style:name="T332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08d1de3" style:font-name-asian="Liberation Mono" style:font-size-asian="11pt" style:font-name-complex="Liberation Mono" style:font-size-complex="11pt"/>
    </style:style>
    <style:style style:name="T333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098b424" style:font-name-asian="Liberation Mono" style:font-size-asian="11pt" style:font-name-complex="Liberation Mono" style:font-size-complex="11pt"/>
    </style:style>
    <style:style style:name="T334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02eb949" style:font-name-asian="Liberation Mono" style:font-size-asian="11pt" style:font-name-complex="Liberation Mono" style:font-size-complex="11pt"/>
    </style:style>
    <style:style style:name="T335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0406c9f" style:font-name-asian="Liberation Mono" style:font-size-asian="11pt" style:font-name-complex="Liberation Mono" style:font-size-complex="11pt"/>
    </style:style>
    <style:style style:name="T336" style:family="text">
      <style:text-properties fo:font-variant="normal" fo:text-transform="none" fo:color="#000080" loext:opacity="100%" style:font-name="Liberation Sans" fo:font-size="11pt" fo:letter-spacing="normal" fo:language="es" fo:country="MX" fo:font-style="normal" fo:font-weight="normal" officeooo:rsid="0067c689" style:font-size-asian="11pt" style:font-size-complex="11pt"/>
    </style:style>
    <style:style style:name="T337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none" fo:font-weight="normal" officeooo:rsid="0067c689" style:font-size-asian="11pt" style:font-size-complex="11pt"/>
    </style:style>
    <style:style style:name="T338" style:family="text">
      <style:text-properties fo:font-variant="normal" fo:text-transform="none" fo:color="#000080" loext:opacity="100%" style:font-name="sans-serif" fo:font-size="11pt" fo:letter-spacing="normal" fo:language="es" fo:country="MX" fo:font-style="normal" style:text-underline-style="solid" style:text-underline-width="auto" style:text-underline-color="font-color" fo:font-weight="normal" officeooo:rsid="0082724a" style:font-size-asian="11pt" style:font-size-complex="11pt"/>
    </style:style>
    <style:style style:name="T339" style:family="text">
      <style:text-properties fo:font-variant="normal" fo:text-transform="none" fo:color="#000080" loext:opacity="100%" style:font-name="sans-serif" fo:font-size="11pt" fo:letter-spacing="normal" fo:language="es" fo:country="MX" fo:font-style="normal" style:text-underline-style="solid" style:text-underline-width="auto" style:text-underline-color="font-color" fo:font-weight="normal" officeooo:rsid="0118bb56" style:font-size-asian="11pt" style:font-size-complex="11pt"/>
    </style:style>
    <style:style style:name="T340" style:family="text">
      <style:text-properties fo:font-variant="normal" fo:text-transform="none" fo:color="#000080" loext:opacity="100%" style:font-name="sans-serif" fo:font-size="11pt" fo:letter-spacing="normal" fo:language="es" fo:country="MX" fo:font-style="normal" style:text-underline-style="solid" style:text-underline-width="auto" style:text-underline-color="font-color" fo:font-weight="normal" officeooo:rsid="002611b9" style:font-size-asian="11pt" style:font-size-complex="11pt"/>
    </style:style>
    <style:style style:name="T341" style:family="text">
      <style:text-properties fo:font-variant="normal" fo:text-transform="none" fo:color="#000080" loext:opacity="100%" style:font-name="sans-serif" fo:font-size="11pt" fo:letter-spacing="normal" fo:language="es" fo:country="MX" fo:font-style="normal" style:text-underline-style="solid" style:text-underline-width="auto" style:text-underline-color="font-color" fo:font-weight="normal" officeooo:rsid="005eace3" style:font-size-asian="11pt" style:font-size-complex="11pt"/>
    </style:style>
    <style:style style:name="T342" style:family="text">
      <style:text-properties fo:font-variant="normal" fo:text-transform="none" fo:color="#000080" loext:opacity="100%" style:font-name="sans-serif" fo:font-size="11pt" fo:letter-spacing="normal" fo:language="es" fo:country="MX" fo:font-style="normal" style:text-underline-style="solid" style:text-underline-width="auto" style:text-underline-color="font-color" fo:font-weight="normal" officeooo:rsid="00ab4183" style:font-size-asian="11pt" style:font-size-complex="11pt"/>
    </style:style>
    <style:style style:name="T343" style:family="text">
      <style:text-properties fo:font-variant="normal" fo:text-transform="none" fo:color="#000080" loext:opacity="100%" style:font-name="sans-serif" fo:font-size="11pt" fo:letter-spacing="normal" fo:language="es" fo:country="MX" fo:font-style="normal" style:text-underline-style="solid" style:text-underline-width="auto" style:text-underline-color="font-color" fo:font-weight="normal" officeooo:rsid="005e0767" style:font-size-asian="11pt" style:font-size-complex="11pt"/>
    </style:style>
    <style:style style:name="T344" style:family="text">
      <style:text-properties fo:font-variant="normal" fo:text-transform="none" fo:color="#000080" loext:opacity="100%" style:font-name="sans-serif" fo:font-size="11pt" fo:letter-spacing="normal" fo:language="es" fo:country="MX" fo:font-style="normal" style:text-underline-style="solid" style:text-underline-width="auto" style:text-underline-color="font-color" fo:font-weight="normal" officeooo:rsid="0082724a" style:font-size-asian="11pt" style:font-style-asian="italic" style:font-size-complex="11pt" style:font-style-complex="italic"/>
    </style:style>
    <style:style style:name="T345" style:family="text">
      <style:text-properties fo:font-variant="normal" fo:text-transform="none" fo:color="#000080" loext:opacity="100%" style:font-name="sans-serif" fo:font-size="11pt" fo:letter-spacing="normal" fo:language="es" fo:country="MX" fo:font-style="normal" style:text-underline-style="solid" style:text-underline-width="auto" style:text-underline-color="font-color" fo:font-weight="normal" officeooo:rsid="0118bb56" style:font-size-asian="11pt" style:font-style-asian="italic" style:font-size-complex="11pt" style:font-style-complex="italic"/>
    </style:style>
    <style:style style:name="T346" style:family="text">
      <style:text-properties fo:font-variant="normal" fo:text-transform="none" fo:color="#000080" loext:opacity="100%" style:font-name="sans-serif" fo:font-size="11pt" fo:letter-spacing="normal" fo:language="es" fo:country="MX" fo:font-style="normal" style:text-underline-style="solid" style:text-underline-width="auto" style:text-underline-color="font-color" fo:font-weight="normal" officeooo:rsid="002611b9" style:font-size-asian="11pt" style:font-style-asian="italic" style:font-size-complex="11pt" style:font-style-complex="italic"/>
    </style:style>
    <style:style style:name="T347" style:family="text">
      <style:text-properties fo:font-variant="normal" fo:text-transform="none" fo:color="#000080" loext:opacity="100%" style:font-name="sans-serif" fo:font-size="11pt" fo:letter-spacing="normal" fo:language="es" fo:country="MX" fo:font-style="normal" style:text-underline-style="solid" style:text-underline-width="auto" style:text-underline-color="font-color" fo:font-weight="normal" officeooo:rsid="005eace3" style:font-size-asian="11pt" style:font-style-asian="italic" style:font-size-complex="11pt" style:font-style-complex="italic"/>
    </style:style>
    <style:style style:name="T348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officeooo:rsid="0118bb56" style:font-size-asian="11pt" style:font-weight-asian="normal" style:font-size-complex="11pt" style:font-weight-complex="normal"/>
    </style:style>
    <style:style style:name="T349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officeooo:rsid="002611b9" style:font-size-asian="11pt" style:font-size-complex="11pt"/>
    </style:style>
    <style:style style:name="T350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officeooo:rsid="011a571f" style:font-size-asian="11pt" style:font-size-complex="11pt"/>
    </style:style>
    <style:style style:name="T351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officeooo:rsid="013fe32e" style:font-size-asian="11pt" style:font-size-complex="11pt"/>
    </style:style>
    <style:style style:name="T352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officeooo:rsid="0118bb56" style:font-size-asian="11pt" style:font-size-complex="11pt"/>
    </style:style>
    <style:style style:name="T353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style:text-underline-style="none" fo:font-weight="normal" officeooo:rsid="005eace3" style:font-size-asian="11pt" style:font-size-complex="11pt"/>
    </style:style>
    <style:style style:name="T354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style:text-underline-style="none" fo:font-weight="normal" officeooo:rsid="0118bb56" style:font-size-asian="11pt" style:font-size-complex="11pt"/>
    </style:style>
    <style:style style:name="T355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style:text-underline-style="none" fo:font-weight="normal" officeooo:rsid="013fe32e" style:font-size-asian="11pt" style:font-size-complex="11pt"/>
    </style:style>
    <style:style style:name="T356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style:text-underline-style="none" fo:font-weight="normal" officeooo:rsid="0067c689" style:font-size-asian="11pt" style:font-size-complex="11pt"/>
    </style:style>
    <style:style style:name="T357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style:text-underline-style="none" fo:font-weight="normal" officeooo:rsid="0118bb56" style:font-size-asian="11pt" style:font-style-asian="italic" style:font-size-complex="11pt" style:font-style-complex="italic"/>
    </style:style>
    <style:style style:name="T358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style:text-underline-style="none" fo:font-weight="normal" officeooo:rsid="0118bb56" style:font-name-asian="Liberation Mono" style:font-size-asian="11pt" style:font-style-asian="italic" style:font-name-complex="Liberation Mono" style:font-size-complex="11pt" style:font-style-complex="italic"/>
    </style:style>
    <style:style style:name="T359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style:text-underline-style="none" fo:font-weight="normal" officeooo:rsid="011a571f" style:font-name-asian="Liberation Mono" style:font-size-asian="11pt" style:font-style-asian="italic" style:font-name-complex="Liberation Mono" style:font-size-complex="11pt" style:font-style-complex="italic"/>
    </style:style>
    <style:style style:name="T360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italic" fo:font-weight="normal" officeooo:rsid="0118bb56" style:font-size-asian="11pt" style:font-style-asian="italic" style:font-weight-asian="normal" style:font-size-complex="11pt" style:font-style-complex="italic" style:font-weight-complex="normal"/>
    </style:style>
    <style:style style:name="T361" style:family="text">
      <style:text-properties fo:color="#000000" loext:opacity="100%" style:font-name="sans-serif" fo:font-size="10pt" fo:language="es" fo:country="MX"/>
    </style:style>
    <style:style style:name="T362" style:family="text">
      <style:text-properties officeooo:rsid="0027b98b"/>
    </style:style>
    <style:style style:name="T363" style:family="text">
      <style:text-properties officeooo:rsid="0010263b"/>
    </style:style>
    <style:style style:name="T364" style:family="text">
      <style:text-properties style:font-name="sans-serif" fo:font-size="10pt" fo:font-style="normal" officeooo:rsid="001f8c35" style:font-size-asian="10pt" style:font-style-asian="normal" style:font-size-complex="10pt" style:font-style-complex="normal"/>
    </style:style>
    <style:style style:name="T365" style:family="text">
      <style:text-properties style:font-name="sans-serif" fo:font-size="10pt" fo:font-style="normal" officeooo:rsid="000ea4fb" style:font-size-asian="10pt" style:font-style-asian="normal" style:font-size-complex="10pt" style:font-style-complex="normal"/>
    </style:style>
    <style:style style:name="T366" style:family="text">
      <style:text-properties style:font-name="sans-serif" fo:font-size="10pt" fo:font-style="normal" officeooo:rsid="001cb62c" style:font-size-asian="10pt" style:font-style-asian="normal" style:font-size-complex="10pt" style:font-style-complex="normal"/>
    </style:style>
    <style:style style:name="T367" style:family="text">
      <style:text-properties style:font-name="sans-serif" fo:font-size="10pt" fo:font-style="normal" officeooo:rsid="000dcd2c" style:font-size-asian="10pt" style:font-style-asian="normal" style:font-size-complex="10pt" style:font-style-complex="normal"/>
    </style:style>
    <style:style style:name="T368" style:family="text">
      <style:text-properties style:font-name="sans-serif" fo:font-size="10pt" fo:font-style="normal" officeooo:rsid="01453938" style:font-size-asian="10pt" style:font-style-asian="normal" style:font-size-complex="10pt" style:font-style-complex="normal"/>
    </style:style>
    <style:style style:name="T369" style:family="text">
      <style:text-properties style:font-name="sans-serif" fo:font-size="10pt" fo:font-style="normal" officeooo:rsid="004ee90a" style:font-size-asian="10pt" style:font-style-asian="normal" style:font-size-complex="10pt" style:font-style-complex="normal"/>
    </style:style>
    <style:style style:name="T370" style:family="text">
      <style:text-properties officeooo:rsid="006990d5" style:font-size-asian="10pt" style:font-size-complex="10pt"/>
    </style:style>
    <style:style style:name="T371" style:family="text">
      <style:text-properties officeooo:rsid="01462168" style:font-size-asian="10pt" style:font-size-complex="10pt"/>
    </style:style>
    <style:style style:name="T372" style:family="text">
      <style:text-properties officeooo:rsid="008233ac" style:font-size-asian="10pt" style:font-size-complex="10pt"/>
    </style:style>
    <style:style style:name="T373" style:family="text">
      <style:text-properties officeooo:rsid="0011b52e" style:font-size-asian="10pt" style:font-size-complex="10pt"/>
    </style:style>
    <style:style style:name="T374" style:family="text">
      <style:text-properties officeooo:rsid="00407023" style:font-size-asian="10pt" style:font-size-complex="10pt"/>
    </style:style>
    <style:style style:name="T375" style:family="text">
      <style:text-properties officeooo:rsid="002a281f"/>
    </style:style>
    <style:style style:name="T376" style:family="text">
      <style:text-properties officeooo:rsid="002b8e16"/>
    </style:style>
    <style:style style:name="T377" style:family="text">
      <style:text-properties fo:font-size="11pt" style:font-size-asian="11pt" style:font-size-complex="11pt"/>
    </style:style>
    <style:style style:name="T378" style:family="text">
      <style:text-properties fo:font-size="11pt" officeooo:rsid="00369214" style:font-size-asian="11pt" style:font-size-complex="11pt"/>
    </style:style>
    <style:style style:name="T379" style:family="text">
      <style:text-properties fo:font-size="11pt" officeooo:rsid="002cbe20" style:font-size-asian="11pt" style:font-size-complex="11pt"/>
    </style:style>
    <style:style style:name="T380" style:family="text">
      <style:text-properties fo:font-size="11pt" officeooo:rsid="005a73aa" style:font-size-asian="11pt" style:font-size-complex="11pt"/>
    </style:style>
    <style:style style:name="T381" style:family="text">
      <style:text-properties fo:font-size="11pt" officeooo:rsid="0068a285" style:font-size-asian="11pt" style:font-size-complex="11pt"/>
    </style:style>
    <style:style style:name="T382" style:family="text">
      <style:text-properties officeooo:rsid="0034eee0"/>
    </style:style>
    <style:style style:name="T383" style:family="text">
      <style:text-properties style:font-name="Liberation Mono" fo:font-size="11pt" officeooo:rsid="00395b40" style:font-name-asian="Liberation Mono" style:font-size-asian="11pt" style:font-name-complex="Liberation Mono" style:font-size-complex="11pt"/>
    </style:style>
    <style:style style:name="T384" style:family="text">
      <style:text-properties style:font-name="Liberation Mono" fo:font-size="10pt" officeooo:rsid="005cb79c" style:font-name-asian="Liberation Mono" style:font-size-asian="10pt" style:font-name-complex="Liberation Mono" style:font-size-complex="10pt"/>
    </style:style>
    <style:style style:name="T385" style:family="text">
      <style:text-properties officeooo:rsid="004600d6"/>
    </style:style>
    <style:style style:name="T386" style:family="text">
      <style:text-properties officeooo:rsid="004fd333" style:font-name-asian="Songti SC" style:font-style-asian="normal" style:font-weight-asian="normal" style:font-name-complex="Arial Unicode MS" style:font-style-complex="normal" style:font-weight-complex="normal"/>
    </style:style>
    <style:style style:name="T387" style:family="text">
      <style:text-properties officeooo:rsid="00ec2012" style:font-name-asian="Songti SC" style:font-weight-asian="bold" style:font-name-complex="Arial Unicode MS" style:font-weight-complex="bold"/>
    </style:style>
    <style:style style:name="T388" style:family="text">
      <style:text-properties officeooo:rsid="01625bbb" style:font-name-asian="Songti SC" style:font-weight-asian="bold" style:font-name-complex="Arial Unicode MS" style:font-weight-complex="bold"/>
    </style:style>
    <style:style style:name="T389" style:family="text">
      <style:text-properties officeooo:rsid="004600d6" style:font-name-asian="Songti SC" style:font-weight-asian="bold" style:font-name-complex="Arial Unicode MS" style:font-weight-complex="bold"/>
    </style:style>
    <style:style style:name="T390" style:family="text">
      <style:text-properties style:font-name-asian="Songti SC" style:font-name-complex="Arial Unicode MS"/>
    </style:style>
    <style:style style:name="T391" style:family="text">
      <style:text-properties officeooo:rsid="004ad3e9"/>
    </style:style>
    <style:style style:name="T392" style:family="text">
      <style:text-properties officeooo:rsid="004d9fa2"/>
    </style:style>
    <style:style style:name="T393" style:family="text">
      <style:text-properties style:use-window-font-color="true" loext:opacity="0%" style:font-name="Liberation Sans" fo:font-size="11pt" style:text-underline-style="none" officeooo:rsid="004ee90a" style:font-size-asian="11pt" style:font-size-complex="11pt"/>
    </style:style>
    <style:style style:name="T394" style:family="text">
      <style:text-properties style:use-window-font-color="true" loext:opacity="0%" style:font-name="Liberation Sans" fo:font-size="11pt" fo:font-style="italic" style:text-underline-style="none" officeooo:rsid="004ee90a" style:font-size-asian="11pt" style:font-style-asian="italic" style:font-size-complex="11pt" style:font-style-complex="italic"/>
    </style:style>
    <style:style style:name="T395" style:family="text">
      <style:text-properties style:font-name="Liberation Sans" fo:font-size="11pt" officeooo:rsid="0068a285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h text:style-name="P41" text:outline-level="1"><text:bookmark-start text:name="__RefHeading___Toc42685_1199475784"/><text:span text:style-name="T123">Funciones para crear </text:span><text:span text:style-name="T130">v</text:span><text:span text:style-name="T129">ectores</text:span><text:span text:style-name="T125"> </text:span><text:span text:style-name="T47">de clase</text:span><text:span text:style-name="T50"> numérica</text:span><text:span text:style-name="T124"> </text:span><text:span text:style-name="T125">o </text:span><text:span text:style-name="T126">para</text:span><text:span text:style-name="T125"> verificar s</text:span><text:span text:style-name="T127">i</text:span><text:span text:style-name="T125"> un vector </text:span><text:span text:style-name="T127">es </text:span><text:span text:style-name="T128">de clase</text:span><text:span text:style-name="T126"> </text:span><text:span text:style-name="T48">numéric</text:span><text:span text:style-name="T49">a</text:span><text:bookmark-end text:name="__RefHeading___Toc42685_1199475784"/></text:h>
      <text:h text:style-name="P36" text:outline-level="2"><text:bookmark-start text:name="__RefHeading___Toc42687_1199475784"/><text:span text:style-name="T391">1. </text:span>Descrip<text:span text:style-name="T375">c</text:span>ión<text:bookmark-end text:name="__RefHeading___Toc42687_1199475784"/></text:h>
      <text:p text:style-name="P10"><text:span text:style-name="T52">La función </text:span><text:span text:style-name="T7">numeric</text:span><text:span text:style-name="T4">()</text:span><text:span text:style-name="T52"> crea</text:span><text:span text:style-name="T56">rá</text:span><text:span text:style-name="T52"> </text:span><text:span text:style-name="T53">un vector</text:span><text:span text:style-name="T52"> </text:span><text:span text:style-name="T58">con</text:span><text:span text:style-name="T52"> </text:span><text:span text:style-name="Source_20_Text"><text:span text:style-name="T137">modo general </text:span></text:span><text:span text:style-name="Source_20_Text"><text:span text:style-name="T138">de almacenamiento</text:span></text:span><text:span text:style-name="T136"> </text:span><text:span text:style-name="T394">numérico</text:span><text:span text:style-name="T393"> (</text:span><text:span text:style-name="Source_20_Text"><text:span text:style-name="T5">"</text:span></text:span><text:span text:style-name="Source_20_Text"><text:span text:style-name="T22">numeric</text:span></text:span><text:span text:style-name="Source_20_Text"><text:span text:style-name="T6">"</text:span></text:span><text:span text:style-name="Source_20_Text"><text:span text:style-name="T14">)</text:span></text:span><text:span text:style-name="T81"> </text:span><text:span text:style-name="Source_20_Text"><text:span text:style-name="T101">y </text:span></text:span><text:span text:style-name="Source_20_Text"><text:span text:style-name="T103">con</text:span></text:span><text:span text:style-name="Source_20_Text"><text:span text:style-name="T101"> </text:span></text:span><text:span text:style-name="Source_20_Text"><text:span text:style-name="T137">modo específico</text:span></text:span><text:span text:style-name="Source_20_Text"><text:span text:style-name="T101"> </text:span></text:span><text:span text:style-name="Source_20_Text"><text:span text:style-name="T116">doble</text:span></text:span><text:span text:style-name="Source_20_Text"><text:span text:style-name="T106"> (</text:span></text:span><text:span text:style-name="Source_20_Text"><text:span text:style-name="T25">"</text:span></text:span><text:span text:style-name="Source_20_Text"><text:span text:style-name="T147">double</text:span></text:span><text:span text:style-name="Source_20_Text"><text:span text:style-name="T26">"</text:span></text:span><text:span text:style-name="Source_20_Text"><text:span text:style-name="T93">)</text:span></text:span><text:span text:style-name="Source_20_Text"><text:span text:style-name="T82">,</text:span></text:span><text:span text:style-name="Source_20_Text"><text:span text:style-name="T112"> </text:span></text:span><text:span text:style-name="Source_20_Text"><text:span text:style-name="T83">que </text:span></text:span><text:span text:style-name="Source_20_Text"><text:span text:style-name="T95">podrá almacenar</text:span></text:span><text:span text:style-name="Source_20_Text"><text:span text:style-name="T82"> </text:span></text:span><text:span text:style-name="Source_20_Text"><text:span text:style-name="T84">números </text:span></text:span><text:span text:style-name="Source_20_Text"><text:span text:style-name="T97">reales</text:span></text:span><text:span text:style-name="Source_20_Text"><text:span text:style-name="T94"> </text:span></text:span><text:span text:style-name="Source_20_Text"><text:span text:style-name="T96">del sistema de numeración decimal</text:span></text:span><text:span text:style-name="Source_20_Text"><text:span text:style-name="T54">.</text:span></text:span><text:span text:style-name="Source_20_Text"><text:span text:style-name="T53"> </text:span></text:span><text:span text:style-name="Source_20_Text"><text:span text:style-name="T55">Para más información sobre el almacenamiento de </text:span></text:span><text:span text:style-name="Source_20_Text"><text:span text:style-name="T117">números reales</text:span></text:span><text:span text:style-name="Source_20_Text"><text:span text:style-name="T55"> véase </text:span></text:span><text:span text:style-name="Source_20_Text"><text:span text:style-name="T57">la página de ayuda de la función </text:span></text:span><text:span text:style-name="Source_20_Text"><text:span text:style-name="T143">double</text:span></text:span><text:span text:style-name="Source_20_Text"><text:span text:style-name="T9">()</text:span></text:span><text:span text:style-name="Source_20_Text"><text:span text:style-name="T85">.</text:span></text:span></text:p>
      <text:p text:style-name="P11"><text:span text:style-name="Source_20_Text"><text:span text:style-name="T86">La función </text:span></text:span><text:span text:style-name="Source_20_Text"><text:span text:style-name="T23">as.</text:span></text:span><text:span text:style-name="Source_20_Text"><text:span text:style-name="T28">numeric</text:span></text:span><text:span text:style-name="Source_20_Text"><text:span text:style-name="T23">()</text:span></text:span><text:span text:style-name="Source_20_Text"><text:span text:style-name="T86"> </text:span></text:span><text:span text:style-name="Source_20_Text"><text:span text:style-name="T104">intentará convertir</text:span></text:span><text:span text:style-name="Source_20_Text"><text:span text:style-name="T86"> </text:span></text:span><text:span text:style-name="Source_20_Text"><text:span text:style-name="T87">cualquier </text:span></text:span><text:span text:style-name="Source_20_Text"><text:span text:style-name="T104">objeto</text:span></text:span><text:span text:style-name="Source_20_Text"><text:span text:style-name="T98"> hacia </text:span></text:span><text:span text:style-name="Source_20_Text"><text:span text:style-name="T103">un vector con</text:span></text:span><text:span text:style-name="Source_20_Text"><text:span text:style-name="T86"> </text:span></text:span><text:span text:style-name="Source_20_Text"><text:span text:style-name="T100">modo </text:span></text:span><text:span text:style-name="Source_20_Text"><text:span text:style-name="T102">específico</text:span></text:span><text:span text:style-name="Source_20_Text"><text:span text:style-name="T86"> </text:span></text:span><text:span text:style-name="Source_20_Text"><text:span text:style-name="T114">doble</text:span></text:span><text:span text:style-name="Source_20_Text"><text:span text:style-name="T86">. </text:span></text:span><text:span text:style-name="Source_20_Text"><text:span text:style-name="T99">Por su parte</text:span></text:span><text:span text:style-name="Source_20_Text"><text:span text:style-name="T86">, </text:span></text:span><text:span text:style-name="Source_20_Text"><text:span text:style-name="T88">la función</text:span></text:span><text:span text:style-name="Source_20_Text"><text:span text:style-name="T86"> </text:span></text:span><text:span text:style-name="Source_20_Text"><text:span text:style-name="T23">is.</text:span></text:span><text:span text:style-name="Source_20_Text"><text:span text:style-name="T28">numeric</text:span></text:span><text:span text:style-name="Source_20_Text"><text:span text:style-name="T24">()</text:span></text:span><text:span text:style-name="Source_20_Text"><text:span text:style-name="T89"> verifica</text:span></text:span><text:span text:style-name="Source_20_Text"><text:span text:style-name="T90">rá</text:span></text:span><text:span text:style-name="Source_20_Text"><text:span text:style-name="T89"> si un objeto </text:span></text:span><text:span text:style-name="Source_20_Text"><text:span text:style-name="T102">usa </text:span></text:span><text:span text:style-name="Source_20_Text"><text:span text:style-name="T105">alguno</text:span></text:span><text:span text:style-name="Source_20_Text"><text:span text:style-name="T102"> de los modos específicos </text:span></text:span><text:span text:style-name="Source_20_Text"><text:span text:style-name="T115">doble</text:span></text:span><text:span text:style-name="Source_20_Text"><text:span text:style-name="T91"> </text:span></text:span><text:span text:style-name="Source_20_Text"><text:span text:style-name="T92">o </text:span></text:span><text:span text:style-name="Source_20_Text"><text:span text:style-name="T107">entero</text:span></text:span><text:span text:style-name="Source_20_Text"><text:span text:style-name="T89">.</text:span>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Contenido</text:p>
          </text:index-title>
          <text:p text:style-name="P32"><text:a xlink:type="simple" xlink:href="#__RefHeading___Toc42685_1199475784" text:style-name="Index_20_Link" text:visited-style-name="Index_20_Link"><text:span text:style-name="T133">Funciones para crear </text:span></text:a><text:a xlink:type="simple" xlink:href="#__RefHeading___Toc42685_1199475784" text:style-name="Index_20_Link" text:visited-style-name="Index_20_Link"><text:span text:style-name="T134">vectores numéricos</text:span></text:a><text:a xlink:type="simple" xlink:href="#__RefHeading___Toc42685_1199475784" text:style-name="Index_20_Link" text:visited-style-name="Index_20_Link"><text:span text:style-name="T135"> o para verificar si un vector es </text:span></text:a><text:a xlink:type="simple" xlink:href="#__RefHeading___Toc42685_1199475784" text:style-name="Index_20_Link" text:visited-style-name="Index_20_Link"><text:span text:style-name="T134">numérico</text:span></text:a><text:a xlink:type="simple" xlink:href="#__RefHeading___Toc42685_1199475784" text:style-name="Index_20_Link" text:visited-style-name="Index_20_Link"><text:span text:style-name="T133"><text:tab/>1</text:span></text:a></text:p>
          <text:p text:style-name="P33"><text:a xlink:type="simple" xlink:href="#__RefHeading___Toc42687_1199475784" text:style-name="Index_20_Link" text:visited-style-name="Index_20_Link"><text:span text:style-name="T133">1. Descripción<text:tab/>1</text:span></text:a></text:p>
          <text:p text:style-name="P33"><text:a xlink:type="simple" xlink:href="#__RefHeading___Toc42689_1199475784" text:style-name="Index_20_Link" text:visited-style-name="Index_20_Link"><text:span text:style-name="T133">2. Forma de uso o sintaxis<text:tab/>1</text:span></text:a></text:p>
          <text:p text:style-name="P33"><text:a xlink:type="simple" xlink:href="#__RefHeading___Toc42691_1199475784" text:style-name="Index_20_Link" text:visited-style-name="Index_20_Link"><text:span text:style-name="T133">3. Argumentos<text:tab/>2</text:span></text:a></text:p>
          <text:p text:style-name="P33"><text:a xlink:type="simple" xlink:href="#__RefHeading___Toc42693_1199475784" text:style-name="Index_20_Link" text:visited-style-name="Index_20_Link"><text:span text:style-name="T133">4. Detalles<text:tab/>2</text:span></text:a></text:p>
          <text:p text:style-name="P33"><text:a xlink:type="simple" xlink:href="#__RefHeading___Toc42695_1199475784" text:style-name="Index_20_Link" text:visited-style-name="Index_20_Link"><text:span text:style-name="T133">5. Valor devuelto<text:tab/>2</text:span></text:a></text:p>
          <text:p text:style-name="P33"><text:a xlink:type="simple" xlink:href="#__RefHeading___Toc42697_1199475784" text:style-name="Index_20_Link" text:visited-style-name="Index_20_Link"><text:span text:style-name="T133">6. Advertencia sobre los factores<text:tab/>3</text:span></text:a></text:p>
          <text:p text:style-name="P33"><text:a xlink:type="simple" xlink:href="#__RefHeading___Toc42699_1199475784" text:style-name="Index_20_Link" text:visited-style-name="Index_20_Link"><text:span text:style-name="T133">7. Métodos de S4<text:tab/>4</text:span></text:a></text:p>
          <text:p text:style-name="P33"><text:a xlink:type="simple" xlink:href="#__RefHeading___Toc42701_1199475784" text:style-name="Index_20_Link" text:visited-style-name="Index_20_Link"><text:span text:style-name="T133">8. Nota sobre las denominaciones<text:tab/>4</text:span></text:a></text:p>
          <text:p text:style-name="P33"><text:a xlink:type="simple" xlink:href="#__RefHeading___Toc42703_1199475784" text:style-name="Index_20_Link" text:visited-style-name="Index_20_Link"><text:span text:style-name="T133">9. Referencias<text:tab/>4</text:span></text:a></text:p>
          <text:p text:style-name="P33"><text:a xlink:type="simple" xlink:href="#__RefHeading___Toc42705_1199475784" text:style-name="Index_20_Link" text:visited-style-name="Index_20_Link"><text:span text:style-name="T133">10. También véase<text:tab/>4</text:span></text:a></text:p>
          <text:p text:style-name="P33"><text:a xlink:type="simple" xlink:href="#__RefHeading___Toc42707_1199475784" text:style-name="Index_20_Link" text:visited-style-name="Index_20_Link"><text:span text:style-name="T133">11. Ejemplos<text:tab/>5</text:span></text:a></text:p>
          <text:p text:style-name="P33"><text:a xlink:type="simple" xlink:href="#__RefHeading___Toc42709_1199475784" text:style-name="Index_20_Link" text:visited-style-name="Index_20_Link"><text:span text:style-name="T133">12. Código fuente<text:tab/>5</text:span></text:a></text:p>
          <text:p text:style-name="P34"><text:a xlink:type="simple" xlink:href="#__RefHeading___Toc25205_601986801" text:style-name="Index_20_Link" text:visited-style-name="Index_20_Link"><text:span text:style-name="T133">1. numeric()<text:tab/>5</text:span></text:a></text:p>
          <text:p text:style-name="P34"><text:a xlink:type="simple" xlink:href="#__RefHeading___Toc7309_360516831" text:style-name="Index_20_Link" text:visited-style-name="Index_20_Link"><text:span text:style-name="T133">2. as.numeric()<text:tab/>5</text:span></text:a></text:p>
          <text:p text:style-name="P34"><text:a xlink:type="simple" xlink:href="#__RefHeading___Toc7311_360516831" text:style-name="Index_20_Link" text:visited-style-name="Index_20_Link"><text:span text:style-name="T133">3. is.numeric()<text:tab/>5</text:span></text:a></text:p>
          <text:p text:style-name="P33"><text:a xlink:type="simple" xlink:href="#__RefHeading___Toc7353_3544477882" text:style-name="Index_20_Link" text:visited-style-name="Index_20_Link"><text:span text:style-name="T133">13. Sobre la traducción<text:tab/>5</text:span></text:a></text:p>
        </text:index-body>
      </text:table-of-content>
      <text:p text:style-name="P11"><text:span text:style-name="Source_20_Text"><text:span text:style-name="T89"/></text:span></text:p>
      <text:h text:style-name="P36" text:outline-level="2"><text:bookmark-start text:name="__RefHeading___Toc42689_1199475784"/><text:span text:style-name="T391">2. </text:span>Forma de uso o sintaxis<text:bookmark-end text:name="__RefHeading___Toc42689_1199475784"/></text:h>
      <text:p text:style-name="P6"><text:tab/>numeric(length = 0)</text:p>
      <text:p text:style-name="P6"><text:tab/>as.numeric(x, ...)</text:p>
      <text:p text:style-name="P9"><text:tab/>is.numeric(x)</text:p>
      <text:h text:style-name="P36" text:outline-level="2"><text:bookmark-start text:name="__RefHeading___Toc42691_1199475784"/><text:span text:style-name="T391">3. </text:span>Argument<text:span text:style-name="T376">o</text:span>s<text:bookmark-end text:name="__RefHeading___Toc42691_1199475784"/></text:h>
      <text:p text:style-name="P31">Tabla <text:sequence text:ref-name="refTabla0" text:name="Tabla" text:formula="ooow:Tabla+1" style:num-format="1">1</text:sequence>. Argumentos para las funciones de creación o coacción al tipo doble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05553175612928">
          <table:table-cell table:style-name="Table2.A1" office:value-type="string">
            <text:p text:style-name="P2">Argumento</text:p>
          </table:table-cell>
          <table:table-cell table:style-name="Table2.A1" office:value-type="string">
            <text:p text:style-name="P21">Valor esperado</text:p>
          </table:table-cell>
          <table:table-cell table:style-name="Table2.A1" office:value-type="string">
            <text:p text:style-name="P21">Descripción</text:p>
          </table:table-cell>
        </table:table-row>
        <text:soft-page-break/>
        <table:table-row table:style-name="TableLine105553175609600">
          <table:table-cell table:style-name="Table2.A2" office:value-type="string">
            <text:p text:style-name="P3"><text:span text:style-name="Source_20_Text"><text:span text:style-name="T29">length</text:span></text:span></text:p>
            <text:p text:style-name="P4"><text:span text:style-name="Source_20_Text"><text:span text:style-name="T392">longitud</text:span></text:span></text:p>
          </table:table-cell>
          <table:table-cell table:style-name="Table2.B2" office:value-type="string">
            <text:p text:style-name="P22">Un valor entero <text:span text:style-name="T363">mayor o igual a cero</text:span>.</text:p>
          </table:table-cell>
          <table:table-cell table:style-name="Table2.B2" office:value-type="string">
            <text:p text:style-name="P25"><text:span text:style-name="T364">Determina l</text:span><text:span text:style-name="T365">a </text:span><text:span text:style-name="T369">longitud</text:span><text:span text:style-name="T366"> deseada del vector, es decir, el número de elementos que almacenará. </text:span><text:span text:style-name="T367">El argumento de </text:span><text:span text:style-name="T369">longitud</text:span><text:span text:style-name="T367"> aceptará números </text:span><text:span text:style-name="T368">mayores o iguales a cero</text:span><text:span text:style-name="T367">. Los valores continuos o con decimales serán convertidos a entero</text:span><text:span text:style-name="T364">s</text:span><text:span text:style-name="T367"> y la aportación de más de dos valores devolverá un mensaje de error.</text:span></text:p>
          </table:table-cell>
        </table:table-row>
        <table:table-row table:style-name="TableLine105553175608576">
          <table:table-cell table:style-name="Table2.A2" office:value-type="string">
            <text:p text:style-name="P3"><text:span text:style-name="Source_20_Text"><text:span text:style-name="T29">x</text:span></text:span></text:p>
            <text:p text:style-name="P3"><text:span text:style-name="Source_20_Text"><text:span text:style-name="T38">x</text:span></text:span></text:p>
          </table:table-cell>
          <table:table-cell table:style-name="Table2.B2" office:value-type="string">
            <text:p text:style-name="P22">Un objeto.</text:p>
          </table:table-cell>
          <table:table-cell table:style-name="Table2.B2" office:value-type="string">
            <text:p text:style-name="P24"><text:span text:style-name="T370">Un objeto </text:span><text:span text:style-name="T371">que será</text:span><text:span text:style-name="T370"> </text:span><text:span text:style-name="T372">coaccionado</text:span><text:span text:style-name="T370"> </text:span><text:span text:style-name="T373">o verificado </text:span><text:span text:style-name="T370">como vector de tipo </text:span><text:span text:style-name="T374">doble</text:span><text:span text:style-name="T370">.</text:span></text:p>
          </table:table-cell>
        </table:table-row>
        <table:table-row table:style-name="Table2.4">
          <table:table-cell table:style-name="Table2.A4" office:value-type="string">
            <text:p text:style-name="P3"><text:span text:style-name="Source_20_Text"><text:span text:style-name="T361">...</text:span></text:span></text:p>
            <text:p text:style-name="P3"><text:span text:style-name="Source_20_Text"><text:span text:style-name="T38">más.argumentos</text:span></text:span></text:p>
          </table:table-cell>
          <table:table-cell table:style-name="Table2.A4" office:value-type="string">
            <text:p text:style-name="P23">Otros argumentos.</text:p>
          </table:table-cell>
          <table:table-cell table:style-name="Table2.A4" office:value-type="string">
            <text:p text:style-name="P23">Otros argumentos que serán pasados desde o hacia otras funciones.</text:p>
          </table:table-cell>
        </table:table-row>
      </table:table>
      <text:h text:style-name="P36" text:outline-level="2"><text:bookmark-start text:name="__RefHeading___Toc42693_1199475784"/><text:span text:style-name="T391">4. </text:span>Deta<text:span text:style-name="T362">lles</text:span><text:bookmark-end text:name="__RefHeading___Toc42693_1199475784"/></text:h>
      <text:p text:style-name="P12"><text:span text:style-name="T57">La función </text:span><text:span text:style-name="T8">numeric()</text:span><text:span text:style-name="T64"> es idéntica, </text:span><text:span text:style-name="T71">internamente,</text:span><text:span text:style-name="T64"> a </text:span><text:span text:style-name="T71">la función</text:span><text:span text:style-name="T64"> </text:span><text:span text:style-name="T144">double</text:span><text:span text:style-name="T8">()</text:span><text:span text:style-name="T64">. </text:span><text:span text:style-name="T57">Así,</text:span><text:span text:style-name="T153"> </text:span><text:span text:style-name="T264">numeric</text:span><text:span text:style-name="T247">()</text:span><text:span text:style-name="T154"> crea</text:span><text:span text:style-name="T153">rá</text:span><text:span text:style-name="T154"> un vector de precisión doble </text:span><text:span text:style-name="T155">con el número de elementos</text:span><text:span text:style-name="T154"> especificad</text:span><text:span text:style-name="T155">os </text:span><text:span text:style-name="T156">en el argumento de </text:span><text:span text:style-name="T198">longitud</text:span><text:span text:style-name="T156">, </text:span><text:span text:style-name="T248">length</text:span><text:span text:style-name="T154">. Los elementos del vector </text:span><text:span text:style-name="T157">creado</text:span><text:span text:style-name="T154"> </text:span><text:span text:style-name="T153">serán</text:span><text:span text:style-name="T154"> todos iguales a cero </text:span><text:span text:style-name="T158">(</text:span><text:span text:style-name="T249">0</text:span><text:span text:style-name="T158">)</text:span><text:span text:style-name="T154">. </text:span><text:span text:style-name="T199">Para mayor información sobre el tipo de vector </text:span><text:span text:style-name="T331">doble</text:span><text:span text:style-name="T356"> véase la página de ayuda correspondiente.</text:span></text:p>
      <text:p text:style-name="Text_20_body"><text:span text:style-name="Source_20_Text"><text:span text:style-name="T3">as.numeric</text:span></text:span><text:span text:style-name="Source_20_Text"><text:span text:style-name="T11">()</text:span></text:span><text:span text:style-name="T51"> </text:span><text:span text:style-name="T65">e</text:span><text:span text:style-name="T66">s una función genérica, </text:span><text:span text:style-name="T72">aunque</text:span><text:span text:style-name="T66"> </text:span><text:span text:style-name="T67">los</text:span><text:span text:style-name="T66"> métodos de </text:span><text:span text:style-name="T39">S3</text:span><text:span text:style-name="T66"> deberán ser </text:span><text:span text:style-name="T72">programados</text:span><text:span text:style-name="T66"> para </text:span><text:span text:style-name="T72">la función</text:span><text:span text:style-name="T66"> </text:span><text:span text:style-name="T12">as.double()</text:span><text:span text:style-name="T66">. Es idéntica a </text:span><text:span text:style-name="T12">as.double()</text:span><text:span text:style-name="T66">.</text:span></text:p>
      <text:p text:style-name="P15"><text:span text:style-name="T12">is.numeric()</text:span><text:span text:style-name="T66"> es una función </text:span><text:span text:style-name="T139">genérica interna</text:span><text:span text:style-name="T66"> y primitiva </text:span><text:span text:style-name="T59">por lo que </text:span><text:span text:style-name="T60">se</text:span><text:span text:style-name="T66"> podrá</text:span><text:span text:style-name="T60">n</text:span><text:span text:style-name="T66"> </text:span><text:span text:style-name="T59">programar</text:span><text:span text:style-name="T66"> método</text:span><text:span text:style-name="T59">s</text:span><text:span text:style-name="T66"> para manejar clases específicas de objetos. </text:span><text:span text:style-name="T60">Esta función </text:span><text:span text:style-name="T121">n</text:span><text:span text:style-name="T122">o</text:span><text:span text:style-name="T66"> </text:span><text:span text:style-name="T61">hará</text:span><text:span text:style-name="T66"> lo mismo que </text:span><text:span text:style-name="T145">is.double</text:span><text:span text:style-name="T12">()</text:span><text:span text:style-name="T66">, </text:span><text:span text:style-name="T60">la cual </text:span><text:span text:style-name="T67">comprobará</text:span><text:span text:style-name="T60"> que el modo específico de almacenamiento sea </text:span><text:span text:style-name="T107">doble</text:span><text:span text:style-name="T71"> (</text:span><text:span text:style-name="Source_20_Text"><text:span text:style-name="T378">"</text:span></text:span><text:span text:style-name="Source_20_Text"><text:span text:style-name="T149">double</text:span></text:span><text:span text:style-name="Source_20_Text"><text:span text:style-name="T378">"</text:span></text:span><text:span text:style-name="Source_20_Text"><text:span text:style-name="T71">).</text:span></text:span><text:span text:style-name="T66"> Los factores serán manejados por el método predeterminado </text:span><text:span text:style-name="T68">de la función</text:span><text:span text:style-name="T66"> </text:span><text:span text:style-name="T67">pero</text:span><text:span text:style-name="T66"> l</text:span><text:span text:style-name="T70">os objetos de</text:span><text:span text:style-name="T66"> clase</text:span><text:span text:style-name="T69"> </text:span><text:span text:style-name="T108">fecha</text:span><text:span text:style-name="T69"> (</text:span><text:span text:style-name="T66"> </text:span><text:span text:style-name="Source_20_Text"><text:span text:style-name="T379">"</text:span></text:span><text:a xlink:type="simple" xlink:href="http://127.0.0.1:22908/library/base/help/Date" text:style-name="Internet_20_link" text:visited-style-name="Visited_20_Internet_20_Link"><text:span text:style-name="Source_20_Text"><text:span text:style-name="T379">Date</text:span></text:span></text:a><text:span text:style-name="Source_20_Text"><text:span text:style-name="T379">"</text:span></text:span><text:span text:style-name="T69">), </text:span><text:span text:style-name="T108">fecha-hora</text:span><text:span text:style-name="T69"> (</text:span><text:span text:style-name="Source_20_Text"><text:span text:style-name="T379">"</text:span></text:span><text:a xlink:type="simple" xlink:href="http://127.0.0.1:22908/library/base/help/POSIXt" text:style-name="Internet_20_link" text:visited-style-name="Visited_20_Internet_20_Link"><text:span text:style-name="Source_20_Text"><text:span text:style-name="T379">POSIXt</text:span></text:span></text:a><text:span text:style-name="Source_20_Text"><text:span text:style-name="T379">"</text:span></text:span><text:span text:style-name="T69">) </text:span><text:span text:style-name="T72">y de</text:span><text:span text:style-name="T69"> i</text:span><text:span text:style-name="T108">ntervalo de tiempo</text:span><text:span text:style-name="T69"> (</text:span><text:span text:style-name="Source_20_Text"><text:span text:style-name="T379">"</text:span></text:span><text:a xlink:type="simple" xlink:href="http://127.0.0.1:22908/library/base/help/difftime" text:style-name="Internet_20_link" text:visited-style-name="Visited_20_Internet_20_Link"><text:span text:style-name="Source_20_Text"><text:span text:style-name="T379">difftime</text:span></text:span></text:a><text:span text:style-name="Source_20_Text"><text:span text:style-name="T379">"</text:span></text:span><text:span text:style-name="Source_20_Text"><text:span text:style-name="T69">) </text:span></text:span><text:span text:style-name="Source_20_Text"><text:span text:style-name="T120">tienen</text:span></text:span><text:span text:style-name="Source_20_Text"><text:span text:style-name="T67"> métodos específicos </text:span></text:span><text:span text:style-name="Source_20_Text"><text:span text:style-name="T68">para cada una</text:span></text:span><text:span text:style-name="T66">, todos los cuales devolverán </text:span><text:span text:style-name="T61">el valor lógico</text:span><text:span text:style-name="T66"> falso </text:span><text:span text:style-name="T61">(</text:span><text:span text:style-name="T10">FALSE</text:span><text:span text:style-name="T66">) </text:span><text:span text:style-name="T72">cuando se verifique si son de clase </text:span><text:span text:style-name="T109">numérica</text:span><text:span text:style-name="T66">. Los métodos para </text:span><text:span text:style-name="T12">is.numeric()</text:span><text:span text:style-name="T66"> sólo </text:span><text:span text:style-name="T72">deberían</text:span><text:span text:style-name="T66"> devolver </text:span><text:span text:style-name="T62">el valor lógico </text:span><text:span text:style-name="T66">verdadero </text:span><text:span text:style-name="T62">(</text:span><text:span text:style-name="T17">TRUE</text:span><text:span text:style-name="T62">) </text:span><text:span text:style-name="T72">cuando</text:span><text:span text:style-name="T62"> el modo específico de almacenamiento </text:span><text:span text:style-name="T68">del objeto</text:span><text:span text:style-name="T62"> </text:span><text:span text:style-name="T72">sea </text:span><text:span text:style-name="T109">doble</text:span><text:span text:style-name="T72"> (</text:span><text:span text:style-name="Source_20_Text"><text:span text:style-name="T378">"double"</text:span></text:span><text:span text:style-name="Source_20_Text"><text:span text:style-name="T72">)</text:span></text:span><text:span text:style-name="T66"> o </text:span><text:span text:style-name="T109">entero</text:span><text:span text:style-name="T72"> (</text:span><text:span text:style-name="Source_20_Text"><text:span text:style-name="T378">"</text:span></text:span><text:span text:style-name="Source_20_Text"><text:span text:style-name="T383">integer</text:span></text:span><text:span text:style-name="Source_20_Text"><text:span text:style-name="T378">"</text:span></text:span><text:span text:style-name="Source_20_Text"><text:span text:style-name="T72">)</text:span></text:span><text:span text:style-name="T66"> y los valores pued</text:span><text:span text:style-name="T72">a</text:span><text:span text:style-name="T66">n ser considerados razonablemente como numéricos, </text:span><text:span text:style-name="T73">es decir</text:span><text:span text:style-name="T66">, </text:span><text:span text:style-name="T73">que</text:span><text:span text:style-name="T62"> </text:span><text:span text:style-name="T66">la realización de operaciones aritméticas </text:span><text:span text:style-name="T73">tenga</text:span><text:span text:style-name="T66"> sentido y </text:span><text:span text:style-name="T73">que</text:span><text:span text:style-name="T66"> la comparación </text:span><text:span text:style-name="T73">se haga usando el modo específico de almacenamiento</text:span><text:span text:style-name="T66">.</text:span></text:p>
      <text:p text:style-name="P29"><text:span text:style-name="T316">La función </text:span><text:span text:style-name="T278">c()</text:span><text:span text:style-name="T316"> podrá combinar valores </text:span><text:span text:style-name="T317">numéricos</text:span><text:span text:style-name="T316"> </text:span><text:span text:style-name="T318">que</text:span><text:span text:style-name="T319"> estén </text:span><text:span text:style-name="Source_20_Text"><text:span text:style-name="T318">separados por comas </text:span></text:span><text:span text:style-name="Source_20_Text"><text:span text:style-name="T317">y los interpretará como valores dobles</text:span></text:span><text:span text:style-name="Source_20_Text"><text:span text:style-name="T320">, </text:span></text:span><text:span text:style-name="Source_20_Text"><text:span text:style-name="T321">por ejemplo: </text:span></text:span><text:span text:style-name="Source_20_Text"><text:span text:style-name="T279">c(1, 2, 3)</text:span></text:span><text:span text:style-name="Source_20_Text"><text:span text:style-name="T236">. </text:span></text:span><text:span text:style-name="Source_20_Text"><text:span text:style-name="T237">El resultado de la combinación</text:span></text:span><text:span text:style-name="Source_20_Text"><text:span text:style-name="T239"> de</text:span></text:span><text:span text:style-name="Source_20_Text"><text:span text:style-name="T237"> </text:span></text:span><text:span text:style-name="Source_20_Text"><text:span text:style-name="T241">números</text:span></text:span><text:span text:style-name="Source_20_Text"><text:span text:style-name="T237"> creará un vector de </text:span></text:span><text:span text:style-name="Source_20_Text"><text:span text:style-name="T242">modo específico</text:span></text:span><text:span text:style-name="Source_20_Text"><text:span text:style-name="T237"> </text:span></text:span><text:span text:style-name="Source_20_Text"><text:span text:style-name="T245">doble</text:span></text:span><text:span text:style-name="Source_20_Text"><text:span text:style-name="T243"> </text:span></text:span><text:span text:style-name="Source_20_Text"><text:span text:style-name="T244">y modo general </text:span></text:span><text:span text:style-name="Source_20_Text"><text:span text:style-name="T246">numérico</text:span></text:span><text:span text:style-name="Source_20_Text"><text:span text:style-name="T237">. </text:span></text:span><text:span text:style-name="Source_20_Text"><text:span text:style-name="T238">Para mayor información sobre </text:span></text:span><text:span text:style-name="Source_20_Text"><text:span text:style-name="T240">la</text:span></text:span><text:span text:style-name="Source_20_Text"><text:span text:style-name="T238"> combinación de elementos para crear vectores de un determinado tipo véase la página de ayuda de la función </text:span></text:span><text:span text:style-name="Source_20_Text"><text:span text:style-name="T329">c</text:span></text:span><text:span text:style-name="Source_20_Text"><text:span text:style-name="T280">()</text:span></text:span><text:span text:style-name="Source_20_Text"><text:span text:style-name="T238">.</text:span></text:span></text:p>
      <text:h text:style-name="P36" text:outline-level="2"><text:bookmark-start text:name="__RefHeading___Toc42695_1199475784"/><text:span text:style-name="T391">5. </text:span>Valor devuelto<text:bookmark-end text:name="__RefHeading___Toc42695_1199475784"/></text:h>
      <text:p text:style-name="P27"><text:span text:style-name="Source_20_Text"><text:span text:style-name="T180">La función </text:span></text:span><text:span text:style-name="Source_20_Text"><text:span text:style-name="T274">numeric</text:span></text:span><text:span text:style-name="Source_20_Text"><text:span text:style-name="T256">()</text:span></text:span><text:span text:style-name="Source_20_Text"><text:span text:style-name="T159"> </text:span></text:span><text:span text:style-name="Source_20_Text"><text:span text:style-name="T181">creará y </text:span></text:span><text:span text:style-name="Source_20_Text"><text:span text:style-name="T182">devolverá</text:span></text:span><text:span text:style-name="Source_20_Text"><text:span text:style-name="T159"> un vector </text:span></text:span><text:span text:style-name="Source_20_Text"><text:span text:style-name="T228">doble</text:span></text:span><text:span text:style-name="Source_20_Text"><text:span text:style-name="T159"> </text:span></text:span><text:span text:style-name="Source_20_Text"><text:span text:style-name="T182">con el</text:span></text:span><text:span text:style-name="Source_20_Text"><text:span text:style-name="T183"> número de elementos </text:span></text:span><text:span text:style-name="Source_20_Text"><text:span text:style-name="T159">especificad</text:span></text:span><text:span text:style-name="Source_20_Text"><text:span text:style-name="T183">o </text:span></text:span><text:span text:style-name="Source_20_Text"><text:span text:style-name="T184">en</text:span></text:span><text:span text:style-name="Source_20_Text"><text:span text:style-name="T182"> el argumento de </text:span></text:span><text:span text:style-name="Source_20_Text"><text:span text:style-name="T221">longitud</text:span></text:span><text:span text:style-name="Source_20_Text"><text:span text:style-name="T182">, </text:span></text:span><text:span text:style-name="Source_20_Text"><text:span text:style-name="T257">length</text:span></text:span><text:span text:style-name="Source_20_Text"><text:span text:style-name="T183">. </text:span></text:span><text:span text:style-name="Source_20_Text"><text:span text:style-name="T185">Al momento de su creación, cada elemento del vector será igual a cero </text:span></text:span><text:span text:style-name="Source_20_Text"><text:span text:style-name="T184">(</text:span></text:span><text:span text:style-name="Source_20_Text"><text:span text:style-name="T258">0</text:span></text:span><text:span text:style-name="Source_20_Text"><text:span text:style-name="T184">)</text:span></text:span><text:span text:style-name="Source_20_Text"><text:span text:style-name="T185">. </text:span></text:span><text:span text:style-name="Source_20_Text"><text:span text:style-name="T182">Luego, l</text:span></text:span><text:span text:style-name="Source_20_Text"><text:span text:style-name="T185">os vectores </text:span></text:span><text:span text:style-name="Source_20_Text"><text:span text:style-name="T218">dobles</text:span></text:span><text:span text:style-name="Source_20_Text"><text:span text:style-name="T185"> </text:span></text:span><text:span text:style-name="Source_20_Text"><text:span text:style-name="T186">podrán ser</text:span></text:span><text:span text:style-name="Source_20_Text"><text:span text:style-name="T185"> usados para almacenar </text:span></text:span><text:span text:style-name="Source_20_Text"><text:span text:style-name="T187">valores </text:span></text:span><text:span text:style-name="Source_20_Text"><text:span text:style-name="T218">de números reales,</text:span></text:span><text:span text:style-name="Source_20_Text"><text:span text:style-name="T187"> positivos o negativos, </text:span></text:span><text:span text:style-name="Source_20_Text"><text:span text:style-name="T188">así como valores no disponibles (</text:span></text:span><text:span text:style-name="Source_20_Text"><text:span text:style-name="T259">NA</text:span></text:span><text:span text:style-name="Source_20_Text"><text:span text:style-name="T188">), </text:span></text:span><text:span text:style-name="Source_20_Text"><text:span text:style-name="T167">y valores numéricos especiales como el cero con signo (</text:span></text:span><text:span text:style-name="Source_20_Text"><text:span text:style-name="T260">+0</text:span></text:span><text:span text:style-name="Source_20_Text"><text:span text:style-name="T167">, </text:span></text:span><text:span text:style-name="Source_20_Text"><text:span text:style-name="T260">-0</text:span></text:span><text:span text:style-name="Source_20_Text"><text:span text:style-name="T167">), l</text:span></text:span><text:span text:style-name="Source_20_Text"><text:span text:style-name="T221">os valores no numéricos</text:span></text:span><text:span text:style-name="Source_20_Text"><text:span text:style-name="T167"> </text:span></text:span><text:span text:style-name="Source_20_Text"><text:span text:style-name="T322">—</text:span></text:span><text:span text:style-name="Source_20_Text"><text:span text:style-name="T189">como </text:span></text:span><text:span text:style-name="Source_20_Text"><text:span text:style-name="T219">la división de</text:span></text:span><text:span text:style-name="Source_20_Text"><text:span text:style-name="T189"> cero entre cero</text:span></text:span><text:span text:style-name="Source_20_Text"><text:span text:style-name="T322">—</text:span></text:span><text:span text:style-name="Source_20_Text"><text:span text:style-name="T167"> </text:span></text:span><text:soft-page-break/><text:span text:style-name="Source_20_Text"><text:span text:style-name="T167">(</text:span></text:span><text:span text:style-name="Source_20_Text"><text:span text:style-name="T260">NaN</text:span></text:span><text:span text:style-name="Source_20_Text"><text:span text:style-name="T167">), el infinito positivo (</text:span></text:span><text:span text:style-name="Source_20_Text"><text:span text:style-name="T260">+Inf</text:span></text:span><text:span text:style-name="Source_20_Text"><text:span text:style-name="T167">, </text:span></text:span><text:span text:style-name="Source_20_Text"><text:span text:style-name="T260">Inf</text:span></text:span><text:span text:style-name="Source_20_Text"><text:span text:style-name="T167">) y el infinito negativo (</text:span></text:span><text:span text:style-name="Source_20_Text"><text:span text:style-name="T260">-Inf</text:span></text:span><text:span text:style-name="Source_20_Text"><text:span text:style-name="T167">)</text:span></text:span><text:span text:style-name="Source_20_Text"><text:span text:style-name="T185">. </text:span></text:span><text:span text:style-name="Source_20_Text"><text:span text:style-name="T190">La forma más directa de asignar valores a un vector </text:span></text:span><text:span text:style-name="Source_20_Text"><text:span text:style-name="T224">doble</text:span></text:span><text:span text:style-name="Source_20_Text"><text:span text:style-name="T190"> recién creado es por medio de la indización y el operador de asignación, por ejemplo: </text:span></text:span><text:span text:style-name="Source_20_Text"><text:span text:style-name="T261">vector.doble[2] &lt;- 3.14159</text:span></text:span><text:span text:style-name="Source_20_Text"><text:span text:style-name="T190">, que asignará al elemento número dos </text:span></text:span><text:span text:style-name="Source_20_Text"><text:span text:style-name="T191">del vector llamado </text:span></text:span><text:span text:style-name="Source_20_Text"><text:span text:style-name="T262">vector.doble</text:span></text:span><text:span text:style-name="Source_20_Text"><text:span text:style-name="T190"> el valor 3.14159.</text:span></text:span></text:p>
      <text:p text:style-name="P27"><text:span text:style-name="T200">La función </text:span><text:span text:style-name="T250">as.</text:span><text:span text:style-name="T263">numeric</text:span><text:span text:style-name="T251">()</text:span><text:span text:style-name="T159"> intenta</text:span><text:span text:style-name="T160">rá</text:span><text:span text:style-name="T159"> </text:span><text:span text:style-name="T161">coaccionar</text:span><text:span text:style-name="T159"> </text:span><text:span text:style-name="T162">al</text:span><text:span text:style-name="T163"> objeto </text:span><text:span text:style-name="T164">referido en el</text:span><text:span text:style-name="T163"> argumento </text:span><text:span text:style-name="T251">x</text:span><text:span text:style-name="T159"> para convertir </text:span><text:span text:style-name="T165">sus elementos</text:span><text:span text:style-name="T159"> </text:span><text:span text:style-name="T166">a</text:span><text:span text:style-name="T165">l</text:span><text:span text:style-name="T159"> </text:span><text:span text:style-name="T330">modo específico</text:span><text:span text:style-name="T159"> </text:span><text:span text:style-name="T225">doble</text:span><text:span text:style-name="T159"> </text:span><text:span text:style-name="T168">y, </text:span><text:span text:style-name="T165">en caso de tener éxito,</text:span><text:span text:style-name="T169"> devolverá</text:span><text:span text:style-name="T168"> </text:span><text:span text:style-name="T165">al objeto </text:span><text:span text:style-name="T168">como un vector de este tipo</text:span><text:span text:style-name="T281"> </text:span><text:span text:style-name="Source_20_Text"><text:span text:style-name="T170">(</text:span></text:span><text:span text:style-name="Source_20_Text"><text:span text:style-name="T252">"double"</text:span></text:span><text:span text:style-name="Source_20_Text"><text:span text:style-name="T170">)</text:span></text:span><text:span text:style-name="T281">. </text:span><text:span text:style-name="T171">Las cadenas de caracteres que </text:span><text:span text:style-name="T164">contengan </text:span><text:span text:style-name="T172">representaciones </text:span><text:span text:style-name="T173">de números</text:span><text:span text:style-name="T172"> del sistema</text:span><text:span text:style-name="T171"> decimal o hexadecimal (</text:span><text:span text:style-name="T174">las cuales comienzan</text:span><text:span text:style-name="T171"> con </text:span><text:span text:style-name="T253">0x</text:span><text:span text:style-name="T171"> o </text:span><text:span text:style-name="T253">0X</text:span><text:span text:style-name="T171">) </text:span><text:span text:style-name="T172">entre</text:span><text:span text:style-name="T171"> espacios en blanco </text:span><text:span text:style-name="T175">iniciales o finales </text:span><text:span text:style-name="T171">se </text:span><text:span text:style-name="T164">podrán</text:span><text:span text:style-name="T171"> convertir </text:span><text:span text:style-name="T172">a valores </text:span><text:span text:style-name="T226">dobles</text:span><text:span text:style-name="T171">. </text:span><text:span text:style-name="T172">No obstante, cada cadena de caracteres deberá contener una sola representación numérica sin espacios intercalados, de lo contrario </text:span><text:span text:style-name="T176">esos </text:span><text:span text:style-name="T172">elementos serán coaccionados como valores no disponibles (</text:span><text:span text:style-name="T254">NA</text:span><text:span text:style-name="T172">).</text:span><text:span text:style-name="T177"> </text:span><text:span text:style-name="T174">Además, las cadenas de caracteres que contengan el nombre de valores </text:span><text:span text:style-name="T178">numéricos</text:span><text:span text:style-name="T174"> especiales </text:span><text:span text:style-name="T179">de</text:span><text:span text:style-name="T174"> </text:span><text:span text:style-name="T323">R</text:span><text:span text:style-name="T174"> como, por ejemplo,</text:span><text:span text:style-name="T177"> </text:span><text:span text:style-name="Source_20_Text"><text:span text:style-name="T255">"NA"</text:span></text:span><text:span text:style-name="T282">, </text:span><text:span text:style-name="Source_20_Text"><text:span text:style-name="T255">"NaN"</text:span></text:span><text:span text:style-name="T282">, </text:span><text:span text:style-name="Source_20_Text"><text:span text:style-name="T255">"Inf"</text:span></text:span><text:span text:style-name="Source_20_Text"><text:span text:style-name="T177"> </text:span></text:span><text:span text:style-name="T177">e, </text:span><text:span text:style-name="T167">incluso, </text:span><text:span text:style-name="Source_20_Text"><text:span text:style-name="T255">"infinity"</text:span></text:span><text:span text:style-name="Source_20_Text"><text:span text:style-name="T282">, </text:span></text:span><text:span text:style-name="Source_20_Text"><text:span text:style-name="T304">también serán </text:span></text:span><text:span text:style-name="Source_20_Text"><text:span text:style-name="T305">co</text:span></text:span><text:span text:style-name="Source_20_Text"><text:span text:style-name="T306">nvertidas </text:span></text:span><text:span text:style-name="Source_20_Text"><text:span text:style-name="T307">a </text:span></text:span><text:span text:style-name="Source_20_Text"><text:span text:style-name="T308">sus respectivos</text:span></text:span><text:span text:style-name="Source_20_Text"><text:span text:style-name="T307"> valores especiales</text:span></text:span><text:span text:style-name="Source_20_Text"><text:span text:style-name="T306">.</text:span></text:span><text:span text:style-name="Source_20_Text"><text:span text:style-name="T207"> La función </text:span></text:span><text:span text:style-name="Source_20_Text"><text:span text:style-name="T270">as.</text:span></text:span><text:span text:style-name="Source_20_Text"><text:span text:style-name="T274">numeric</text:span></text:span><text:span text:style-name="Source_20_Text"><text:span text:style-name="T270">()</text:span></text:span><text:span text:style-name="Source_20_Text"><text:span text:style-name="T208"> elimina</text:span></text:span><text:span text:style-name="Source_20_Text"><text:span text:style-name="T207">rá</text:span></text:span><text:span text:style-name="Source_20_Text"><text:span text:style-name="T208"> los atributos </text:span></text:span><text:span text:style-name="Source_20_Text"><text:span text:style-name="T209">de los objetos coaccionados</text:span></text:span><text:span text:style-name="Source_20_Text"><text:span text:style-name="T208">, </text:span></text:span><text:span text:style-name="Source_20_Text"><text:span text:style-name="T210">incluyendo</text:span></text:span><text:span text:style-name="Source_20_Text"><text:span text:style-name="T208"> los nombres,</text:span></text:span><text:span text:style-name="Source_20_Text"><text:span text:style-name="T211"> </text:span></text:span><text:span text:style-name="Source_20_Text"><text:span text:style-name="T212">tal como lo </text:span></text:span><text:span text:style-name="Source_20_Text"><text:span text:style-name="T213">hace</text:span></text:span><text:span text:style-name="Source_20_Text"><text:span text:style-name="T211"> </text:span></text:span><text:span text:style-name="Source_20_Text"><text:span text:style-name="T328">as.vector</text:span></text:span><text:span text:style-name="Source_20_Text"><text:span text:style-name="T271">()</text:span></text:span><text:span text:style-name="Source_20_Text"><text:span text:style-name="T208">. </text:span></text:span><text:span text:style-name="Source_20_Text"><text:span text:style-name="T210">Si desea que</text:span></text:span><text:span text:style-name="Source_20_Text"><text:span text:style-name="T208"> un objeto </text:span></text:span><text:span text:style-name="Source_20_Text"><text:span text:style-name="T272">x</text:span></text:span><text:span text:style-name="Source_20_Text"><text:span text:style-name="T208"> </text:span></text:span><text:span text:style-name="Source_20_Text"><text:span text:style-name="T214">adopte el</text:span></text:span><text:span text:style-name="Source_20_Text"><text:span text:style-name="T208"> </text:span></text:span><text:span text:style-name="Source_20_Text"><text:span text:style-name="T332">modo </text:span></text:span><text:span text:style-name="Source_20_Text"><text:span text:style-name="T333">de almacenamiento específico</text:span></text:span><text:span text:style-name="Source_20_Text"><text:span text:style-name="T208"> </text:span></text:span><text:span text:style-name="Source_20_Text"><text:span text:style-name="T229">doble</text:span></text:span><text:span text:style-name="Source_20_Text"><text:span text:style-name="T208"> sin </text:span></text:span><text:span text:style-name="Source_20_Text"><text:span text:style-name="T210">que pierda sus atributos (es decir, sin </text:span></text:span><text:span text:style-name="Source_20_Text"><text:span text:style-name="T215">necesariamente</text:span></text:span><text:span text:style-name="Source_20_Text"><text:span text:style-name="T210"> convertirlo a un objeto de tipo vector)</text:span></text:span><text:span text:style-name="Source_20_Text"><text:span text:style-name="T208"> </text:span></text:span><text:span text:style-name="Source_20_Text"><text:span text:style-name="T216">asigne la etiqueta del tipo </text:span></text:span><text:span text:style-name="Source_20_Text"><text:span text:style-name="T220">numérico</text:span></text:span><text:span text:style-name="Source_20_Text"><text:span text:style-name="T216"> a </text:span></text:span><text:span text:style-name="Source_20_Text"><text:span text:style-name="T210">la función que modifica el </text:span></text:span><text:span text:style-name="Source_20_Text"><text:span text:style-name="T333">modo </text:span></text:span><text:span text:style-name="Source_20_Text"><text:span text:style-name="T334">general </text:span></text:span><text:span text:style-name="Source_20_Text"><text:span text:style-name="T333">de</text:span></text:span><text:span text:style-name="Source_20_Text"><text:span text:style-name="T335"> almacenamiento</text:span></text:span><text:span text:style-name="Source_20_Text"><text:span text:style-name="T217"> </text:span></text:span><text:span text:style-name="Source_20_Text"><text:span text:style-name="T210">del objeto </text:span></text:span><text:span text:style-name="Source_20_Text"><text:span text:style-name="T273">x</text:span></text:span><text:span text:style-name="Source_20_Text"><text:span text:style-name="T216">, como en</text:span></text:span><text:span text:style-name="Source_20_Text"><text:span text:style-name="T209">:</text:span></text:span><text:span text:style-name="Source_20_Text"><text:span text:style-name="T208"> </text:span></text:span><text:span text:style-name="Source_20_Text"><text:span text:style-name="T272">mode(x) &lt;- "</text:span></text:span><text:span text:style-name="Source_20_Text"><text:span text:style-name="T274">numeric</text:span></text:span><text:span text:style-name="Source_20_Text"><text:span text:style-name="T272">"</text:span></text:span><text:span text:style-name="Source_20_Text"><text:span text:style-name="T208">.</text:span></text:span></text:p>
      <text:p text:style-name="P17"><text:span text:style-name="T74">El método predeterminado para la función </text:span><text:span text:style-name="T15">is.numeric()</text:span><text:span text:style-name="T74"> devolverá el valor lógico verdadero </text:span><text:span text:style-name="T71">(</text:span><text:span text:style-name="T18">TRUE</text:span><text:span text:style-name="T71">)</text:span><text:span text:style-name="T74"> si </text:span><text:span text:style-name="T71">el</text:span><text:span text:style-name="T74"> argumento </text:span><text:span text:style-name="T18">x</text:span><text:span text:style-name="T74"> tiene el </text:span><text:span text:style-name="T140">modo general de almacenamiento</text:span><text:span text:style-name="T74"> </text:span><text:span text:style-name="T71">numérico</text:span><text:span text:style-name="T74"> </text:span><text:span text:style-name="T71">(</text:span><text:span text:style-name="Source_20_Text"><text:span text:style-name="T15">"numeric"</text:span></text:span><text:span text:style-name="Source_20_Text"><text:span text:style-name="T71">), es decir, cualquiera de los </text:span></text:span><text:span text:style-name="Source_20_Text"><text:span text:style-name="T140">modo</text:span></text:span><text:span text:style-name="Source_20_Text"><text:span text:style-name="T141">s</text:span></text:span><text:span text:style-name="Source_20_Text"><text:span text:style-name="T140"> específico</text:span></text:span><text:span text:style-name="Source_20_Text"><text:span text:style-name="T142">s</text:span></text:span><text:span text:style-name="Source_20_Text"><text:span text:style-name="T71"> doble (</text:span></text:span><text:span text:style-name="Source_20_Text"><text:span text:style-name="T15">"double"</text:span></text:span><text:span text:style-name="Source_20_Text"><text:span text:style-name="T71">)</text:span></text:span><text:span text:style-name="Source_20_Text"><text:span text:style-name="T74"> o </text:span></text:span><text:span text:style-name="Source_20_Text"><text:span text:style-name="T71">entero (</text:span></text:span><text:span text:style-name="Source_20_Text"><text:span text:style-name="T15">"integer"</text:span></text:span><text:span text:style-name="Source_20_Text"><text:span text:style-name="T74">) y no </text:span></text:span><text:span text:style-name="Source_20_Text"><text:span text:style-name="T118">se trat</text:span></text:span><text:span text:style-name="Source_20_Text"><text:span text:style-name="T119">e</text:span></text:span><text:span text:style-name="Source_20_Text"><text:span text:style-name="T118"> de</text:span></text:span><text:span text:style-name="Source_20_Text"><text:span text:style-name="T74"> un factor. De lo contrario devolverá el valor lógico falso </text:span></text:span><text:span text:style-name="Source_20_Text"><text:span text:style-name="T71">(</text:span></text:span><text:span text:style-name="Source_20_Text"><text:span text:style-name="T18">FALSE</text:span></text:span><text:span text:style-name="Source_20_Text"><text:span text:style-name="T71">)</text:span></text:span><text:span text:style-name="Source_20_Text"><text:span text:style-name="T74">. Est</text:span></text:span><text:span text:style-name="Source_20_Text"><text:span text:style-name="T71">a función</text:span></text:span><text:span text:style-name="Source_20_Text"><text:span text:style-name="T74"> </text:span></text:span><text:span text:style-name="Source_20_Text"><text:span text:style-name="T71">podría </text:span></text:span><text:span text:style-name="Source_20_Text"><text:span text:style-name="T118">interpretarse</text:span></text:span><text:span text:style-name="Source_20_Text"><text:span text:style-name="T71"> así</text:span></text:span><text:span text:style-name="Source_20_Text"><text:span text:style-name="T74">: </text:span></text:span><text:span text:style-name="Source_20_Text"><text:span text:style-name="T15">is.integer(x) || is.double(x)</text:span></text:span><text:span text:style-name="Source_20_Text"><text:span text:style-name="T74">, o también </text:span></text:span><text:span text:style-name="Source_20_Text"><text:span text:style-name="T15">(mode(x) == "numeric") &amp;&amp; !is.factor(x</text:span></text:span><text:span text:style-name="Source_20_Text"><text:span text:style-name="T74">).</text:span></text:span></text:p>
      <text:h text:style-name="P36" text:outline-level="2"><text:bookmark-start text:name="__RefHeading___Toc42697_1199475784"/><text:span text:style-name="T391">6. </text:span>Advertencia <text:span text:style-name="T382">sobre </text:span><text:span text:style-name="T385">los</text:span><text:span text:style-name="T382"> factores</text:span><text:bookmark-end text:name="__RefHeading___Toc42697_1199475784"/></text:h>
      <text:p text:style-name="P16"><text:span text:style-name="T74">Si el argumento </text:span><text:span text:style-name="T15">x</text:span><text:span text:style-name="T74"> es un </text:span><text:span text:style-name="T140">factor</text:span><text:span text:style-name="T74">, la función </text:span><text:span text:style-name="T15">as.numeric</text:span><text:span text:style-name="T13">()</text:span><text:span text:style-name="T74"> devolverá la representación numérica subyacente (</text:span><text:span text:style-name="T63">esto es, </text:span><text:span text:style-name="T74">los</text:span><text:span text:style-name="T75"> valores</text:span><text:span text:style-name="T74"> enteros), lo que a menudo no significa</text:span><text:span text:style-name="T63">rá</text:span><text:span text:style-name="T74"> nada y podría no corresponder con </text:span><text:span text:style-name="T140">los niveles</text:span><text:span text:style-name="T74"> del factor, </text:span><text:span text:style-name="T63">pues l</text:span><text:span text:style-name="T311">a interpretación de un factor depende</text:span><text:span text:style-name="T312">rá</text:span><text:span text:style-name="T311"> tanto de </text:span><text:span text:style-name="T313">los códigos </text:span><text:span text:style-name="T315">numéricos</text:span><text:span text:style-name="T313"> </text:span><text:span text:style-name="T315">subyacentes</text:span><text:span text:style-name="T311"> como del atributo </text:span><text:span text:style-name="T233">de niveles</text:span><text:span text:style-name="T230"> </text:span><text:span text:style-name="T234">(</text:span><text:span text:style-name="T276">"levels"</text:span><text:span text:style-name="T234">)</text:span><text:span text:style-name="T230">. </text:span><text:span text:style-name="T235">P</text:span><text:span text:style-name="T314">or ello, p</text:span><text:span text:style-name="T311">ara transformar un factor </text:span><text:span text:style-name="T277">f</text:span><text:span text:style-name="T311"> a sus valores numéricos aproximadamente originales, se recomienda usar </text:span><text:span text:style-name="T315">la forma</text:span><text:span text:style-name="T311"> </text:span><text:span text:style-name="T276">as.numeric(levels(</text:span><text:span text:style-name="T277">f</text:span><text:span text:style-name="T276">))[</text:span><text:span text:style-name="T277">f</text:span><text:span text:style-name="T276">]</text:span><text:span text:style-name="T230">, </text:span><text:span text:style-name="T231">que</text:span><text:span text:style-name="T311"> es un poco más eficiente que </text:span><text:span text:style-name="T276">as.numeric(as.character(</text:span><text:span text:style-name="T277">f</text:span><text:span text:style-name="T276">))</text:span><text:span text:style-name="T311">.</text:span><text:span text:style-name="T230"> </text:span><text:span text:style-name="T232">Para más información, v</text:span><text:span text:style-name="T74">éase la sección </text:span><text:span text:style-name="T110">A</text:span><text:span text:style-name="T111">dvertencia</text:span><text:span text:style-name="T74"> en la página de ayuda </text:span><text:span text:style-name="T75">sobre factores</text:span><text:span text:style-name="T74"> </text:span><text:span text:style-name="T75">(</text:span><text:span text:style-name="T146">factor</text:span><text:span text:style-name="T16">()</text:span><text:span text:style-name="T75">)</text:span><text:span text:style-name="T77"> </text:span><text:span text:style-name="T75">así como</text:span><text:span text:style-name="T74"> el segundo ejemplo </text:span><text:span text:style-name="T75">incluído</text:span><text:span text:style-name="T74"> más abajo.</text:span></text:p>
      <text:h text:style-name="P36" text:outline-level="2"><text:bookmark-start text:name="__RefHeading___Toc42699_1199475784"/><text:span text:style-name="T391">7. </text:span>Métodos de S4<text:bookmark-end text:name="__RefHeading___Toc42699_1199475784"/></text:h>
      <text:p text:style-name="P18"><text:span text:style-name="T11">as.numeric()</text:span><text:span text:style-name="T65"> e </text:span><text:span text:style-name="T11">is.numeric()</text:span><text:span text:style-name="T65"> son funciones genéricas de </text:span><text:span text:style-name="T40">S4</text:span><text:span text:style-name="T65"> a nivel interno y por ello los métodos podrán ser establecidos para ellas por medio de </text:span><text:span text:style-name="T76">la función</text:span><text:span text:style-name="T65"> </text:span><text:span text:style-name="T11">setMethod</text:span><text:span text:style-name="T19">()</text:span><text:span text:style-name="T65">.</text:span></text:p>
      <text:p text:style-name="Text_20_body"><text:soft-page-break/><text:span text:style-name="T377"><text:s/></text:span><text:span text:style-name="T65">Para asegurarse de que </text:span><text:span text:style-name="T11">as.numeric()</text:span><text:span text:style-name="T65"> y </text:span><text:span text:style-name="T11">as.double()</text:span><text:span text:style-name="T65"> permanezcan idénticas, los métodos de </text:span><text:span text:style-name="T40">S4</text:span><text:span text:style-name="T65"> sólo podrán establecerse para </text:span><text:span text:style-name="T11">as.numeric()</text:span><text:span text:style-name="T65">.</text:span></text:p>
      <text:h text:style-name="P36" text:outline-level="2"><text:bookmark-start text:name="__RefHeading___Toc42701_1199475784"/><text:span text:style-name="T391">8. </text:span>Nota sobre las denominaciones<text:bookmark-end text:name="__RefHeading___Toc42701_1199475784"/></text:h>
      <text:p text:style-name="P28"><text:span text:style-name="T324">R</text:span><text:span text:style-name="T283"> </text:span><text:span text:style-name="T284">cuent</text:span><text:span text:style-name="T285">a</text:span><text:span text:style-name="T284"> con</text:span><text:span text:style-name="T283"> dos </text:span><text:span text:style-name="T300">denominaciones</text:span><text:span text:style-name="T283"> para </text:span><text:span text:style-name="T286">referirse </text:span><text:span text:style-name="T287">a</text:span><text:span text:style-name="T286"> los</text:span><text:span text:style-name="T283"> vectores </text:span><text:span text:style-name="T288">que almacenan números reales</text:span><text:span text:style-name="T283">: </text:span><text:span text:style-name="Source_20_Text"><text:span text:style-name="T267">"</text:span></text:span><text:span text:style-name="T265">double</text:span><text:span text:style-name="Source_20_Text"><text:span text:style-name="T267">"</text:span></text:span><text:span text:style-name="T283"> y </text:span><text:span text:style-name="Source_20_Text"><text:span text:style-name="T267">"</text:span></text:span><text:span text:style-name="T265">numeric</text:span><text:span text:style-name="Source_20_Text"><text:span text:style-name="T267">"</text:span></text:span><text:span text:style-name="Source_20_Text"><text:span text:style-name="T203">, </text:span></text:span><text:span text:style-name="Source_20_Text"><text:span text:style-name="T222">lo que responde</text:span></text:span><text:span text:style-name="Source_20_Text"><text:span text:style-name="T204"> a una inercia histórica</text:span></text:span><text:span text:style-name="T283">. </text:span><text:span text:style-name="T289">En las primeras versiones de </text:span><text:span text:style-name="T325">R</text:span><text:span text:style-name="T283">, </text:span><text:span text:style-name="T285">además,</text:span><text:span text:style-name="T283"> </text:span><text:span text:style-name="T289">se </text:span><text:span text:style-name="T290">usaba </text:span><text:span text:style-name="T288">también</text:span><text:span text:style-name="T285"> el</text:span><text:span text:style-name="T290"> nombre</text:span><text:span text:style-name="T283"> </text:span><text:span text:style-name="Source_20_Text"><text:span text:style-name="T267">"</text:span></text:span><text:span text:style-name="T265">real</text:span><text:span text:style-name="Source_20_Text"><text:span text:style-name="T267">"</text:span></text:span><text:span text:style-name="T192">. </text:span><text:span text:style-name="T193">Esta inercia usualmente no resulta problemática, salvo cuando </text:span><text:span text:style-name="T194">se intenta definir funciones para cada modo específico de almacenamiento.</text:span><text:span text:style-name="T193"> </text:span><text:span text:style-name="T195">La confusión </text:span><text:span text:style-name="T194">podrá</text:span><text:span text:style-name="T195"> evitarse </text:span><text:span text:style-name="T196">más fácilmente</text:span><text:span text:style-name="T195"> si se distingue entre </text:span><text:span text:style-name="T223">los modos</text:span><text:span text:style-name="T197"> de almacenamiento, </text:span><text:span text:style-name="T227">los tipos </text:span><text:span text:style-name="T206">de vectores</text:span><text:span text:style-name="T348"> y, también, </text:span><text:span text:style-name="T360">las clases</text:span><text:span text:style-name="T348"> de objetos que existen en </text:span><text:span text:style-name="T326">R</text:span><text:span text:style-name="T201">.</text:span><text:span text:style-name="T202"> </text:span></text:p>
      <text:p text:style-name="P28"><text:span text:style-name="Source_20_Text"><text:span text:style-name="T267">"</text:span></text:span><text:span text:style-name="T268">double</text:span><text:span text:style-name="Source_20_Text"><text:span text:style-name="T267">"</text:span></text:span><text:span text:style-name="T283"> es el nombre </text:span><text:span text:style-name="T291">de uno de los</text:span><text:span text:style-name="T292"> </text:span><text:span text:style-name="T338">modo</text:span><text:span text:style-name="T339">s</text:span><text:span text:style-name="T340"> </text:span><text:span text:style-name="T339">específicos </text:span><text:span text:style-name="T341">de almacenamiento</text:span><text:span text:style-name="T353"> </text:span><text:span text:style-name="T354">de datos que existen en </text:span><text:span text:style-name="T327">R</text:span><text:span text:style-name="T354">, destinado para </text:span><text:span text:style-name="T355">guardar</text:span><text:span text:style-name="T354"> números reales</text:span><text:span text:style-name="T349">. </text:span><text:span text:style-name="T350">As</text:span><text:span text:style-name="T351">i</text:span><text:span text:style-name="T350">mismo</text:span><text:span text:style-name="T352">, </text:span><text:span text:style-name="Source_20_Text"><text:span text:style-name="T267">"</text:span></text:span><text:span text:style-name="Source_20_Text"><text:span text:style-name="T275">integer</text:span></text:span><text:span text:style-name="Source_20_Text"><text:span text:style-name="T267">"</text:span></text:span><text:span text:style-name="Source_20_Text"><text:span text:style-name="T203">, </text:span></text:span><text:span text:style-name="Source_20_Text"><text:span text:style-name="T301">es el nombre </text:span></text:span><text:span text:style-name="Source_20_Text"><text:span text:style-name="T302">de </text:span></text:span><text:span text:style-name="Source_20_Text"><text:span text:style-name="T309">otro</text:span></text:span><text:span text:style-name="Source_20_Text"><text:span text:style-name="T302"> de los</text:span></text:span><text:span text:style-name="Source_20_Text"><text:span text:style-name="T303"> </text:span></text:span><text:span text:style-name="Source_20_Text"><text:span text:style-name="T344">modo</text:span></text:span><text:span text:style-name="Source_20_Text"><text:span text:style-name="T345">s</text:span></text:span><text:span text:style-name="Source_20_Text"><text:span text:style-name="T346"> </text:span></text:span><text:span text:style-name="Source_20_Text"><text:span text:style-name="T345">específicos </text:span></text:span><text:span text:style-name="Source_20_Text"><text:span text:style-name="T347">de almacenamiento</text:span></text:span><text:span text:style-name="Source_20_Text"><text:span text:style-name="T357">, destinado para los </text:span></text:span><text:span text:style-name="Source_20_Text"><text:span text:style-name="T358">valores enteros. </text:span></text:span><text:span text:style-name="Source_20_Text"><text:span text:style-name="T359">En cambio,</text:span></text:span><text:span text:style-name="T349"> </text:span><text:span text:style-name="Source_20_Text"><text:span text:style-name="T266">"</text:span></text:span><text:span text:style-name="T269">n</text:span><text:span text:style-name="T268">umeric</text:span><text:span text:style-name="Source_20_Text"><text:span text:style-name="T267">"</text:span></text:span><text:span text:style-name="T283"> es el nombre de </text:span><text:span text:style-name="T293">un</text:span><text:span text:style-name="T283"> </text:span><text:span text:style-name="T342">modo</text:span><text:span text:style-name="T340"> </text:span><text:span text:style-name="T343">genérico </text:span><text:span text:style-name="T339">de almacenamiento</text:span><text:span text:style-name="T294"> </text:span><text:span text:style-name="T291">de datos, </text:span><text:span text:style-name="T292">que incluye a </text:span><text:span text:style-name="T295">los modos específicos</text:span><text:span text:style-name="T292"> </text:span><text:span text:style-name="Source_20_Text"><text:span text:style-name="T267">"</text:span></text:span><text:span text:style-name="T268">double</text:span><text:span text:style-name="Source_20_Text"><text:span text:style-name="T267">"</text:span></text:span><text:span text:style-name="Source_20_Text"><text:span text:style-name="T203"> </text:span></text:span><text:span text:style-name="Source_20_Text"><text:span text:style-name="T205">e </text:span></text:span><text:span text:style-name="Source_20_Text"><text:span text:style-name="T267">"</text:span></text:span><text:span text:style-name="Source_20_Text"><text:span text:style-name="T275">integer</text:span></text:span><text:span text:style-name="Source_20_Text"><text:span text:style-name="T267">"</text:span></text:span><text:span text:style-name="T283">. </text:span><text:span text:style-name="T296">En este sentido</text:span><text:span text:style-name="T297">, </text:span><text:span text:style-name="T298">cuando se habla d</text:span><text:span text:style-name="T297">el </text:span><text:span text:style-name="T310">tipo de vector</text:span><text:span text:style-name="T297"> </text:span><text:span text:style-name="T298">esto se refiere</text:span><text:span text:style-name="T297"> </text:span><text:span text:style-name="T296">sólo</text:span><text:span text:style-name="T297"> al modo específico de almacenamiento de datos, </text:span><text:span text:style-name="T299">nunca a su modo genérico</text:span><text:span text:style-name="T297">. </text:span></text:p>
      <text:p text:style-name="P19"><text:span text:style-name="T78">La potencial confusión es que </text:span><text:span text:style-name="T41">R</text:span><text:span text:style-name="T78"> ha utilizado el modo general de almacenamiento </text:span><text:span text:style-name="T113">numérico</text:span><text:span text:style-name="T78"> para referirse a cualquiera de los modos específicos </text:span><text:span text:style-name="T113">doble</text:span><text:span text:style-name="T78"> o </text:span><text:span text:style-name="T113">entero</text:span><text:span text:style-name="T78">, lo que entra en conflicto con la forma en la que se utilizaba </text:span><text:span text:style-name="T80">esta denominación </text:span><text:span text:style-name="T78">en </text:span><text:span text:style-name="T40">S4</text:span><text:span text:style-name="T78">. Así, </text:span><text:span text:style-name="T20">is.numeric()</text:span><text:span text:style-name="T78"> comprobará el modo general de almacenamiento, no el modo específico. Sin embargo, </text:span><text:span text:style-name="T20">as.numeric()</text:span><text:span text:style-name="T78"> (que </text:span><text:span text:style-name="T79">es </text:span><text:span text:style-name="T78">idéntica a </text:span><text:span text:style-name="T20">as.double()</text:span><text:span text:style-name="T78">) coaccionará el objeto al modo específico de almacenamiento </text:span><text:span text:style-name="T113">doble</text:span><text:span text:style-name="T78">. Para más información véase la sección </text:span><text:span text:style-name="T113">La denominación de los valores reales</text:span><text:span text:style-name="T78"> en la página de ayuda para la función </text:span><text:span text:style-name="T148">double</text:span><text:span text:style-name="T27">()</text:span><text:span text:style-name="T78">.</text:span></text:p>
      <text:h text:style-name="P36" text:outline-level="2"><text:bookmark-start text:name="__RefHeading___Toc42703_1199475784"/><text:span text:style-name="T391">9. </text:span>Referenc<text:span text:style-name="T362">ias</text:span><text:bookmark-end text:name="__RefHeading___Toc42703_1199475784"/></text:h>
      <text:p text:style-name="P20"><text:span text:style-name="T150">Becker, Richard A., John M. Chambers, y Allan R. Wilks. </text:span><text:span text:style-name="T151">The New S Language: </text:span><text:span text:style-name="T152">A Programming Environment for Data Analysis and Graphics</text:span><text:span text:style-name="T150">. Wadsworth &amp; Brookscole. Boca Raton, FL: CRC Press, 1988.</text:span></text:p>
      <text:h text:style-name="P36" text:outline-level="2"><text:bookmark-start text:name="__RefHeading___Toc42705_1199475784"/><text:span text:style-name="T391">10. </text:span>También véase<text:bookmark-end text:name="__RefHeading___Toc42705_1199475784"/></text:h>
      <text:p text:style-name="Text_20_body"><text:span text:style-name="Source_20_Text"><text:span text:style-name="T395">Las funciones </text:span></text:span><text:a xlink:type="simple" xlink:href="http://127.0.0.1:22908/library/base/help/double" text:style-name="Internet_20_link" text:visited-style-name="Visited_20_Internet_20_Link"><text:span text:style-name="Source_20_Text"><text:span text:style-name="T377">double</text:span></text:span></text:a><text:span text:style-name="Source_20_Text"><text:span text:style-name="T380">()</text:span></text:span><text:span text:style-name="T51">, </text:span><text:a xlink:type="simple" xlink:href="http://127.0.0.1:22908/library/base/help/integer" text:style-name="Internet_20_link" text:visited-style-name="Visited_20_Internet_20_Link"><text:span text:style-name="Source_20_Text"><text:span text:style-name="T377">integer</text:span></text:span></text:a><text:span text:style-name="Source_20_Text"><text:span text:style-name="T380">()</text:span></text:span><text:span text:style-name="T51">, </text:span><text:a xlink:type="simple" xlink:href="http://127.0.0.1:22908/library/base/help/storage.mode" text:style-name="Internet_20_link" text:visited-style-name="Visited_20_Internet_20_Link"><text:span text:style-name="Source_20_Text"><text:span text:style-name="T377">storage.mode</text:span></text:span></text:a><text:span text:style-name="Source_20_Text"><text:span text:style-name="T380">()</text:span></text:span><text:span text:style-name="T51">. </text:span></text:p>
      <text:h text:style-name="P36" text:outline-level="2"><text:bookmark-start text:name="__RefHeading___Toc42707_1199475784"/><text:span text:style-name="T391">11. </text:span>E<text:span text:style-name="T362">jemplos</text:span><text:bookmark-end text:name="__RefHeading___Toc42707_1199475784"/></text:h>
      <text:p text:style-name="P7">## La conversión recortará los espacios en blanco; </text:p>
      <text:p text:style-name="P7">## las cadenas de texto no numéricas devolverán NA y una advertencia</text:p>
      <text:p text:style-name="Preformatted_20_Text">as.numeric(c("-.1"," 2.7 ","B"))</text:p>
      <text:p text:style-name="Preformatted_20_Text"/>
      <text:p text:style-name="P7">## Los valores numéricos algunas veces serán convertidos</text:p>
      <text:p text:style-name="P7">## accidentalmente a factores. Convertirlos de vuelta a un vector numérico</text:p>
      <text:p text:style-name="P7">## podría ser más complicado de lo que espera.</text:p>
      <text:p text:style-name="Preformatted_20_Text"><text:soft-page-break/>f &lt;- factor(5:10)</text:p>
      <text:p text:style-name="Preformatted_20_Text">as.numeric(f) # <text:span text:style-name="T384">no es lo que esperaría y probablemente no es lo que desea hacer</text:span></text:p>
      <text:p text:style-name="Preformatted_20_Text">## <text:span text:style-name="T384">lo que realmente espera y desea hacer</text:span>:</text:p>
      <text:p text:style-name="Preformatted_20_Text">as.numeric(as.character(f))</text:p>
      <text:p text:style-name="P7">## lo mismo, pero considerablemente más eficiente en vectores largos:</text:p>
      <text:p text:style-name="P8">as.numeric(levels(f))[f]</text:p>
      <text:h text:style-name="P37" text:outline-level="2"><text:bookmark-start text:name="__RefHeading___Toc42709_1199475784"/>1<text:span text:style-name="T391">2</text:span>. Código fuente<text:bookmark-end text:name="__RefHeading___Toc42709_1199475784"/></text:h>
      <text:h text:style-name="P39" text:outline-level="3"><text:bookmark-start text:name="__RefHeading___Toc25205_601986801"/><text:span text:style-name="T131">1. </text:span><text:span text:style-name="T30">numeric</text:span><text:span text:style-name="T31">()</text:span><text:bookmark-end text:name="__RefHeading___Toc25205_601986801"/></text:h>
      <text:p text:style-name="P26"><text:tab/>function (length = 0L) </text:p>
      <text:p text:style-name="P26"><text:tab/><text:tab/>.Internal(vector("double", length))</text:p>
      <text:h text:style-name="P40" text:outline-level="3"><text:bookmark-start text:name="__RefHeading___Toc7309_360516831"/><text:span text:style-name="T132">2</text:span><text:span text:style-name="T131">. </text:span><text:span text:style-name="T32">as.</text:span><text:span text:style-name="T30">numeric</text:span><text:span text:style-name="T31">()</text:span><text:bookmark-end text:name="__RefHeading___Toc7309_360516831"/></text:h>
      <text:p text:style-name="P13"><text:tab/>function (x) .Primitive("as.double")</text:p>
      <text:h text:style-name="P40" text:outline-level="3"><text:bookmark-start text:name="__RefHeading___Toc7311_360516831"/><text:span text:style-name="T132">3</text:span><text:span text:style-name="T131">.</text:span><text:span text:style-name="T31"> </text:span><text:span text:style-name="T33">is.</text:span><text:span text:style-name="T30">numeric</text:span><text:span text:style-name="T31">()</text:span><text:bookmark-end text:name="__RefHeading___Toc7311_360516831"/></text:h>
      <text:p text:style-name="P14"><text:span text:style-name="T387"><text:tab/></text:span><text:span text:style-name="T34">function (x) .Primitive("is.numeric")</text:span></text:p>
      <text:h text:style-name="P38" text:outline-level="2"><text:bookmark-start text:name="__RefHeading___Toc7353_3544477882"/>1<text:span text:style-name="T391">3</text:span><text:span text:style-name="T390">. Sobre la traducción</text:span><text:bookmark-end text:name="__RefHeading___Toc7353_3544477882"/></text:h>
      <text:p text:style-name="P30"><text:span text:style-name="T386">La traducci</text:span><text:span text:style-name="T387">ón al español de esta página de ayuda fue actualizada el </text:span><text:span text:style-name="T389">05</text:span><text:span text:style-name="T387"> de </text:span><text:span text:style-name="T389">junio</text:span><text:span text:style-name="T387"> de 2021 y está basada en la documentación original de </text:span><text:span text:style-name="T37">R</text:span><text:span text:style-name="T387"> en inglés para la versión </text:span><text:span text:style-name="T45">4.0.</text:span><text:span text:style-name="T46">5</text:span><text:span text:style-name="T387">. La revisión técnica todavía no ha sido realizada. Si deseas participar realizando la revisión técnica o sugiriendo mejoras gramaticales/ortográficas/estilísticas al texto </text:span><text:span text:style-name="T388">o adiciones</text:span><text:span text:style-name="T387">, por favor dirígete a la página del proyecto en: </text:span><text:a xlink:type="simple" xlink:href="https://github.com/sicabi/documentacionR" text:style-name="Internet_20_link" text:visited-style-name="Visited_20_Internet_20_Link"><text:span text:style-name="T387">https://github.com/sicabi/documentacionR</text:span></text:a><text:span text:style-name="T387">. Toda contribución será atribuida a la persona que la realic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F Pro Text" svg:font-family="'SF Pro Text', 'Helvetica Neue', Helvetica, Arial, sans-serif"/>
    <style:font-face style:name="sans-serif" svg:font-family="sans-serif"/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a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sans-serif" fo:font-size="10pt" fo:language="es" fo:country="MX" officeooo:paragraph-rsid="0028bbbb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MT1" style:family="text">
      <style:text-properties style:font-name="Liberation Mono1" officeooo:rsid="0028bbbb"/>
    </style:style>
    <style:style style:name="MT2" style:family="text">
      <style:text-properties style:font-name="Liberation Mono1" fo:font-style="italic" style:font-style-asian="italic" style:font-style-complex="italic"/>
    </style:style>
    <style:style style:name="MT3" style:family="text">
      <style:text-properties fo:color="#808080" loext:opacity="100%" style:font-name="Liberation Mono1" officeooo:rsid="0028bbbb" style:font-size-asian="10pt" style:font-size-complex="10pt"/>
    </style:style>
    <style:style style:name="MT4" style:family="text">
      <style:text-properties officeooo:rsid="002f5c2c"/>
    </style:style>
    <style:style style:name="MT5" style:family="text">
      <style:text-properties fo:color="#808080" loext:opacity="100%" style:font-name="Liberation Mono1" fo:font-weight="bold" officeooo:rsid="002f5c2c" style:font-weight-asian="bold" style:font-weight-complex="bold"/>
    </style:style>
    <style:style style:name="MT6" style:family="text">
      <style:text-properties fo:color="#0000ff" loext:opacity="100%" fo:font-weight="bold" officeooo:rsid="00750d64" style:font-weight-asian="bold" style:font-weight-complex="bold"/>
    </style:style>
    <style:style style:name="MT7" style:family="text">
      <style:text-properties fo:color="#0000ff" loext:opacity="100%" fo:font-weight="bold" officeooo:rsid="01671562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umeric</text:span> {<text:span text:style-name="MT2">base</text:span>} <text:span text:style-name="MT3">numérico</text:span><text:tab/><text:tab/><text:tab/><text:tab/><text:tab/><text:tab/><text:tab/> <text:s text:c="8"/><text:span text:style-name="MT4">Documentación de </text:span><text:span text:style-name="MT5">R</text:span><text:span text:style-name="MT4"> </text:span><text:span text:style-name="MT6">4.0.</text:span><text:span text:style-name="MT7">5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2T17:39:11.945701205</meta:creation-date>
    <dc:date>2021-06-08T18:06:06.583565077</dc:date>
    <meta:editing-duration>PT4H6M48S</meta:editing-duration>
    <meta:editing-cycles>59</meta:editing-cycles>
    <meta:generator>LibreOffice/7.1.3.2$MacOSX_X86_64 LibreOffice_project/47f78053abe362b9384784d31a6e56f8511eb1c1</meta:generator>
    <meta:document-statistic meta:table-count="1" meta:image-count="0" meta:object-count="0" meta:page-count="5" meta:paragraph-count="90" meta:word-count="1662" meta:character-count="10679" meta:non-whitespace-character-count="9078"/>
  </office:meta>
</office:document-meta>
</file>